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8.179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6.518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3.268cm"/>
    </style:style>
    <style:style style:name="co14" style:family="table-column">
      <style:table-column-properties fo:break-before="auto" style:column-width="2.397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2.154cm"/>
    </style:style>
    <style:style style:name="co17" style:family="table-column">
      <style:table-column-properties fo:break-before="auto" style:column-width="3.558cm"/>
    </style:style>
    <style:style style:name="co18" style:family="table-column">
      <style:table-column-properties fo:break-before="auto" style:column-width="5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!=&quot;&quot;" style:apply-style-name="Good" style:base-cell-address="ZadanieA.B1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c0c0c0"/>
      <style:text-properties fo:color="#00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c0c0c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test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6" table:default-cell-style-name="Default"/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ZadanieA" table:style-name="ta1"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15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/>
          <table:table-cell table:style-name="ce1" table:formula="of:=IF(SUM([.B$3:.B$128])/COUNTA([.$A3:.$A128]) &gt; 0.5; [.B2]; &quot;&quot;)">
            <text:p/>
          </table:table-cell>
          <table:table-cell table:style-name="ce1" table:formula="of:=IF(SUM([.C$3:.C$128])/COUNTA([.$A3:.$A128]) &gt; 0.5; [.C2]; &quot;&quot;)" office:value-type="float" office:value="2" calcext:value-type="float">
            <text:p>2</text:p>
          </table:table-cell>
          <table:table-cell table:style-name="ce1" table:formula="of:=IF(SUM([.D$3:.D$128])/COUNTA([.$A3:.$A128]) &gt; 0.5; [.D2]; &quot;&quot;)">
            <text:p/>
          </table:table-cell>
          <table:table-cell table:style-name="ce1" table:formula="of:=IF(SUM([.E$3:.E$128])/COUNTA([.$A3:.$A128]) &gt; 0.5; [.E2]; &quot;&quot;)">
            <text:p/>
          </table:table-cell>
          <table:table-cell table:style-name="ce1" table:formula="of:=IF(SUM([.F$3:.F$128])/COUNTA([.$A3:.$A128]) &gt; 0.5; [.F2]; &quot;&quot;)">
            <text:p/>
          </table:table-cell>
          <table:table-cell table:style-name="ce1" table:formula="of:=IF(SUM([.G$3:.G$128])/COUNTA([.$A3:.$A128]) &gt; 0.5; [.G2]; &quot;&quot;)">
            <text:p/>
          </table:table-cell>
          <table:table-cell table:style-name="ce1" table:formula="of:=IF(SUM([.H$3:.H$128])/COUNTA([.$A3:.$A128]) &gt; 0.5; [.H2]; &quot;&quot;)">
            <text:p/>
          </table:table-cell>
          <table:table-cell table:style-name="ce1" table:formula="of:=IF(SUM([.I$3:.I$128])/COUNTA([.$A3:.$A128]) &gt; 0.5; [.I2]; &quot;&quot;)">
            <text:p/>
          </table:table-cell>
          <table:table-cell table:style-name="ce1" table:formula="of:=IF(SUM([.J$3:.J$128])/COUNTA([.$A3:.$A128]) &gt; 0.5; [.J2]; &quot;&quot;)" office:value-type="float" office:value="9" calcext:value-type="float">
            <text:p>9</text:p>
          </table:table-cell>
          <table:table-cell table:style-name="ce1" table:formula="of:=IF(SUM([.K$3:.K$128])/COUNTA([.$A3:.$A128]) &gt; 0.5; [.K2]; &quot;&quot;)">
            <text:p/>
          </table:table-cell>
          <table:table-cell table:style-name="ce1" table:formula="of:=IF(SUM([.L$3:.L$128])/COUNTA([.$A3:.$A128]) &gt; 0.5; [.L2]; &quot;&quot;)">
            <text:p/>
          </table:table-cell>
          <table:table-cell table:style-name="ce1" table:formula="of:=IF(SUM([.M$3:.M$128])/COUNTA([.$A3:.$A128]) &gt; 0.5; [.M2]; &quot;&quot;)" office:value-type="float" office:value="12" calcext:value-type="float">
            <text:p>12</text:p>
          </table:table-cell>
          <table:table-cell table:style-name="ce1" table:formula="of:=IF(SUM([.N$3:.N$128])/COUNTA([.$A3:.$A128]) &gt; 0.5; [.N2]; &quot;&quot;)">
            <text:p/>
          </table:table-cell>
          <table:table-cell table:style-name="ce1" table:formula="of:=IF(SUM([.O$3:.O$128])/COUNTA([.$A3:.$A128]) &gt; 0.5; [.O2]; &quot;&quot;)">
            <text:p/>
          </table:table-cell>
          <table:table-cell table:style-name="ce1" table:formula="of:=IF(SUM([.P$3:.P$128])/COUNTA([.$A3:.$A128]) &gt; 0.5; [.P2]; &quot;&quot;)">
            <text:p/>
          </table:table-cell>
          <table:table-cell table:style-name="ce1" table:formula="of:=IF(SUM([.Q$3:.Q$128])/COUNTA([.$A3:.$A128]) &gt; 0.5; [.Q2]; &quot;&quot;)">
            <text:p/>
          </table:table-cell>
          <table:table-cell table:style-name="ce1" table:formula="of:=IF(SUM([.R$3:.R$128])/COUNTA([.$A3:.$A128]) &gt; 0.5; [.R2]; &quot;&quot;)">
            <text:p/>
          </table:table-cell>
          <table:table-cell table:style-name="ce1" table:formula="of:=IF(SUM([.S$3:.S$128])/COUNTA([.$A3:.$A128]) &gt; 0.5; [.S2]; &quot;&quot;)" office:value-type="float" office:value="18" calcext:value-type="float">
            <text:p>18</text:p>
          </table:table-cell>
          <table:table-cell table:style-name="ce1" table:formula="of:=IF(SUM([.T$3:.T$128])/COUNTA([.$A3:.$A128]) &gt; 0.5; [.T2]; &quot;&quot;)" office:value-type="float" office:value="19" calcext:value-type="float">
            <text:p>19</text:p>
          </table:table-cell>
          <table:table-cell table:style-name="ce1" table:formula="of:=IF(SUM([.U$3:.U$128])/COUNTA([.$A3:.$A128]) &gt; 0.5; [.U2]; &quot;&quot;)" office:value-type="float" office:value="20" calcext:value-type="float">
            <text:p>20</text:p>
          </table:table-cell>
          <table:table-cell table:style-name="ce1" table:formula="of:=IF(SUM([.V$3:.V$128])/COUNTA([.$A3:.$A128]) &gt; 0.5; [.V2]; &quot;&quot;)">
            <text:p/>
          </table:table-cell>
          <table:table-cell table:style-name="ce1" table:formula="of:=IF(SUM([.W$3:.W$128])/COUNTA([.$A3:.$A128]) &gt; 0.5; [.W2]; &quot;&quot;)" office:value-type="float" office:value="22" calcext:value-type="float">
            <text:p>22</text:p>
          </table:table-cell>
          <table:table-cell table:style-name="ce1" table:formula="of:=IF(SUM([.X$3:.X$128])/COUNTA([.$A3:.$A128]) &gt; 0.5; [.X2]; &quot;&quot;)">
            <text:p/>
          </table:table-cell>
          <table:table-cell table:style-name="ce1" table:formula="of:=IF(SUM([.Y$3:.Y$128])/COUNTA([.$A3:.$A128]) &gt; 0.5; [.Y2]; &quot;&quot;)">
            <text:p/>
          </table:table-cell>
          <table:table-cell table:style-name="ce1" table:formula="of:=IF(SUM([.Z$3:.Z$128])/COUNTA([.$A3:.$A128]) &gt; 0.5; [.Z2]; 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Odpowiedz:</text:p>
          </table:table-cell>
          <table:table-cell table:style-name="ce2" office:value-type="string" calcext:value-type="string">
            <text:p>2, 9, 12, 18, 19, 20, 2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calcext:conditional-formats>
          <calcext:conditional-format calcext:target-range-address="ZadanieA.B1:ZadanieA.Z1">
            <calcext:condition calcext:apply-style-name="Good" calcext:value="!=&quot;&quot;" calcext:base-cell-address="ZadanieA.B1"/>
          </calcext:conditional-format>
        </calcext:conditional-formats>
      </table:table>
      <table:table table:name="ZadanieB" table:style-name="ta1">
        <table:table-column table:style-name="co1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column table:style-name="co3" table:number-columns-repeated="16" table:default-cell-style-name="Default"/>
        <table:table-column table:style-name="co4" table:default-cell-style-name="ce4"/>
        <table:table-column table:style-name="co9" table:default-cell-style-name="Default"/>
        <table:table-column table:style-name="co4" table:default-cell-style-name="Default"/>
        <table:table-row table:style-name="ro1">
          <table:table-cell table:number-columns-repeated="26"/>
          <table:table-cell table:style-name="ce3" office:value-type="string" calcext:value-type="string">
            <text:p>S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IF(AVERAGE([.B3:.Z3])&gt;[.$AC$3]; &quot;tak&quot;; &quot;&quot;)">
            <text:p/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3:.Z3])&gt;[.$AC$3]; &quot;tak&quot;; &quot;&quot;)">
            <text:p/>
          </table:table-cell>
          <table:table-cell office:value-type="string" calcext:value-type="string">
            <text:p>Średnia poprawnych odpowiedzi:</text:p>
          </table:table-cell>
          <table:table-cell table:formula="of:=AVERAGE([.B3:.Z128])" office:value-type="float" office:value="0.457142857142857" calcext:value-type="float">
            <text:p>0,4571428571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4:.Z4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:.Z5])&gt;[.$AC$3]; &quot;tak&quot;; &quot;&quot;)" office:value-type="string" office:string-value="tak" calcext:value-type="string">
            <text:p>tak</text:p>
          </table:table-cell>
          <table:table-cell table:style-name="ce2" office:value-type="string" calcext:value-type="string">
            <text:p>Liczba uczniów powyżej średniej:</text:p>
          </table:table-cell>
          <table:table-cell table:style-name="ce2" table:formula="of:=COUNTIF([.AA3:.AA128]; &quot;tak&quot;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6:.Z6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7:.Z7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8:.Z8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9:.Z9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0:.Z10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1:.Z11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2:.Z12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VERAGE([.B13:.Z13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4:.Z14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5:.Z15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VERAGE([.B16:.Z16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7:.Z17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8:.Z18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9:.Z19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20:.Z20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21:.Z21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2:.Z22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3:.Z23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24:.Z24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5:.Z25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26:.Z26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7:.Z27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8:.Z28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VERAGE([.B29:.Z29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30:.Z30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31:.Z31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32:.Z32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33:.Z33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34:.Z34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35:.Z35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36:.Z36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37:.Z37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IF(AVERAGE([.B38:.Z38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39:.Z39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40:.Z40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41:.Z41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VERAGE([.B42:.Z42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43:.Z43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44:.Z44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45:.Z45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46:.Z46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47:.Z47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48:.Z48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VERAGE([.B49:.Z49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VERAGE([.B50:.Z50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1:.Z51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2:.Z52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AVERAGE([.B53:.Z53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VERAGE([.B54:.Z54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5:.Z55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56:.Z56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7:.Z57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8:.Z58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AVERAGE([.B59:.Z59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60:.Z60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61:.Z61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62:.Z62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63:.Z63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64:.Z64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65:.Z65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VERAGE([.B66:.Z66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VERAGE([.B67:.Z67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68:.Z68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69:.Z69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VERAGE([.B70:.Z70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71:.Z71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72:.Z72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73:.Z73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74:.Z74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75:.Z75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76:.Z76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77:.Z77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78:.Z78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79:.Z79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80:.Z80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81:.Z81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82:.Z82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83:.Z83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84:.Z84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85:.Z85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VERAGE([.B86:.Z86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87:.Z87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88:.Z88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89:.Z89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90:.Z90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AVERAGE([.B91:.Z91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92:.Z92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93:.Z93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94:.Z94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95:.Z95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VERAGE([.B96:.Z96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97:.Z97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98:.Z98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99:.Z99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00:.Z100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01:.Z101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02:.Z102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103:.Z103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04:.Z104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105:.Z105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VERAGE([.B106:.Z106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07:.Z107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108:.Z108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09:.Z109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10:.Z110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AVERAGE([.B111:.Z111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12:.Z112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13:.Z113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14:.Z114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115:.Z115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VERAGE([.B116:.Z116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117:.Z117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18:.Z118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19:.Z119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20:.Z120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21:.Z121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22:.Z122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123:.Z123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24:.Z124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25:.Z125])&gt;[.$AC$3]; &quot;tak&quot;; &quot;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26:.Z126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27:.Z127])&gt;[.$AC$3]; &quot;tak&quot;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28:.Z128])&gt;[.$AC$3]; &quot;tak&quot;; &quot;&quot;)">
            <text:p/>
          </table:table-cell>
          <table:table-cell table:number-columns-repeated="2"/>
        </table:table-row>
      </table:table>
      <table:table table:name="ZadanieC" table:style-name="ta1">
        <table:table-column table:style-name="co10" table:default-cell-style-name="Default"/>
        <table:table-column table:style-name="co2" table:number-columns-repeated="9" table:default-cell-style-name="Default"/>
        <table:table-column table:style-name="co3" table:number-columns-repeated="8" table:default-cell-style-name="Default"/>
        <table:table-column table:style-name="co3" table:visibility="collapse" table:number-columns-repeated="8" table:default-cell-style-name="Default"/>
        <table:table-column table:style-name="co10" table:default-cell-style-name="ce4"/>
        <table:table-column table:style-name="co11" table:default-cell-style-name="Default"/>
        <table:table-column table:style-name="co4" table:visibility="collapse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2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Powyżej 90%</text:p>
          </table:table-cell>
          <table:table-cell table:style-name="ce5" office:value-type="string" calcext:value-type="string">
            <text:p>30% i mniej</text:p>
          </table:table-cell>
          <table:table-cell/>
          <table:table-cell table:style-name="ce6" office:value-type="string" calcext:value-type="string" table:number-columns-spanned="3" table:number-rows-spanned="1">
            <text:p>Liczba uczniów, którzy otrzymali</text:p>
          </table:table-cell>
          <table:covered-table-cell table:number-columns-repeated="2" table:style-name="ce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4:.Z4])&gt;0.9; &quot;tak&quot;; &quot;&quot;)">
            <text:p/>
          </table:table-cell>
          <table:table-cell table:formula="of:=IF(AVERAGE([.B4:.Z4])&lt;0.3; &quot;tak&quot;; &quot;&quot;)">
            <text:p/>
          </table:table-cell>
          <table:table-cell/>
          <table:table-cell table:style-name="ce2" office:value-type="string" calcext:value-type="string">
            <text:p>bardzo dobrą: </text:p>
          </table:table-cell>
          <table:table-cell table:style-name="ce2" table:formula="of:=COUNTIF([.AA4:.AA129]; &quot;tak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5:.Z5])&gt;0.9; &quot;tak&quot;; &quot;&quot;)">
            <text:p/>
          </table:table-cell>
          <table:table-cell table:formula="of:=IF(AVERAGE([.B5:.Z5])&lt;0.3; &quot;tak&quot;; &quot;&quot;)">
            <text:p/>
          </table:table-cell>
          <table:table-cell/>
          <table:table-cell table:style-name="ce2" office:value-type="string" calcext:value-type="string">
            <text:p>niedostateczną:</text:p>
          </table:table-cell>
          <table:table-cell table:style-name="ce2" table:formula="of:=COUNTIF([.AB4:.AB129]; &quot;tak&quot;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6:.Z6])&gt;0.9; &quot;tak&quot;; &quot;&quot;)">
            <text:p/>
          </table:table-cell>
          <table:table-cell table:formula="of:=IF(AVERAGE([.B6:.Z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7:.Z7])&gt;0.9; &quot;tak&quot;; &quot;&quot;)">
            <text:p/>
          </table:table-cell>
          <table:table-cell table:formula="of:=IF(AVERAGE([.B7:.Z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8:.Z8])&gt;0.9; &quot;tak&quot;; &quot;&quot;)">
            <text:p/>
          </table:table-cell>
          <table:table-cell table:formula="of:=IF(AVERAGE([.B8:.Z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9:.Z9])&gt;0.9; &quot;tak&quot;; &quot;&quot;)">
            <text:p/>
          </table:table-cell>
          <table:table-cell table:formula="of:=IF(AVERAGE([.B9:.Z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10:.Z10])&gt;0.9; &quot;tak&quot;; &quot;&quot;)">
            <text:p/>
          </table:table-cell>
          <table:table-cell table:formula="of:=IF(AVERAGE([.B10:.Z1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1:.Z11])&gt;0.9; &quot;tak&quot;; &quot;&quot;)">
            <text:p/>
          </table:table-cell>
          <table:table-cell table:formula="of:=IF(AVERAGE([.B11:.Z1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2:.Z12])&gt;0.9; &quot;tak&quot;; &quot;&quot;)">
            <text:p/>
          </table:table-cell>
          <table:table-cell table:formula="of:=IF(AVERAGE([.B12:.Z1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3:.Z13])&gt;0.9; &quot;tak&quot;; &quot;&quot;)">
            <text:p/>
          </table:table-cell>
          <table:table-cell table:formula="of:=IF(AVERAGE([.B13:.Z13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AVERAGE([.B14:.Z14])&gt;0.9; &quot;tak&quot;; &quot;&quot;)">
            <text:p/>
          </table:table-cell>
          <table:table-cell table:formula="of:=IF(AVERAGE([.B14:.Z1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5:.Z15])&gt;0.9; &quot;tak&quot;; &quot;&quot;)">
            <text:p/>
          </table:table-cell>
          <table:table-cell table:formula="of:=IF(AVERAGE([.B15:.Z1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6:.Z16])&gt;0.9; &quot;tak&quot;; &quot;&quot;)">
            <text:p/>
          </table:table-cell>
          <table:table-cell table:formula="of:=IF(AVERAGE([.B16:.Z1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VERAGE([.B17:.Z17])&gt;0.9; &quot;tak&quot;; &quot;&quot;)">
            <text:p/>
          </table:table-cell>
          <table:table-cell table:formula="of:=IF(AVERAGE([.B17:.Z1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8:.Z18])&gt;0.9; &quot;tak&quot;; &quot;&quot;)">
            <text:p/>
          </table:table-cell>
          <table:table-cell table:formula="of:=IF(AVERAGE([.B18:.Z1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9:.Z19])&gt;0.9; &quot;tak&quot;; &quot;&quot;)">
            <text:p/>
          </table:table-cell>
          <table:table-cell table:formula="of:=IF(AVERAGE([.B19:.Z1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0:.Z20])&gt;0.9; &quot;tak&quot;; &quot;&quot;)">
            <text:p/>
          </table:table-cell>
          <table:table-cell table:formula="of:=IF(AVERAGE([.B20:.Z2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21:.Z21])&gt;0.9; &quot;tak&quot;; &quot;&quot;)">
            <text:p/>
          </table:table-cell>
          <table:table-cell table:formula="of:=IF(AVERAGE([.B21:.Z2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22:.Z22])&gt;0.9; &quot;tak&quot;; &quot;&quot;)">
            <text:p/>
          </table:table-cell>
          <table:table-cell table:formula="of:=IF(AVERAGE([.B22:.Z2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3:.Z23])&gt;0.9; &quot;tak&quot;; &quot;&quot;)">
            <text:p/>
          </table:table-cell>
          <table:table-cell table:formula="of:=IF(AVERAGE([.B23:.Z23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4:.Z24])&gt;0.9; &quot;tak&quot;; &quot;&quot;)">
            <text:p/>
          </table:table-cell>
          <table:table-cell table:formula="of:=IF(AVERAGE([.B24:.Z2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25:.Z25])&gt;0.9; &quot;tak&quot;; &quot;&quot;)">
            <text:p/>
          </table:table-cell>
          <table:table-cell table:formula="of:=IF(AVERAGE([.B25:.Z2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6:.Z26])&gt;0.9; &quot;tak&quot;; &quot;&quot;)">
            <text:p/>
          </table:table-cell>
          <table:table-cell table:formula="of:=IF(AVERAGE([.B26:.Z2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27:.Z27])&gt;0.9; &quot;tak&quot;; &quot;&quot;)">
            <text:p/>
          </table:table-cell>
          <table:table-cell table:formula="of:=IF(AVERAGE([.B27:.Z2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8:.Z28])&gt;0.9; &quot;tak&quot;; &quot;&quot;)">
            <text:p/>
          </table:table-cell>
          <table:table-cell table:formula="of:=IF(AVERAGE([.B28:.Z2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29:.Z29])&gt;0.9; &quot;tak&quot;; &quot;&quot;)">
            <text:p/>
          </table:table-cell>
          <table:table-cell table:formula="of:=IF(AVERAGE([.B29:.Z2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VERAGE([.B30:.Z30])&gt;0.9; &quot;tak&quot;; &quot;&quot;)">
            <text:p/>
          </table:table-cell>
          <table:table-cell table:formula="of:=IF(AVERAGE([.B30:.Z3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31:.Z31])&gt;0.9; &quot;tak&quot;; &quot;&quot;)">
            <text:p/>
          </table:table-cell>
          <table:table-cell table:formula="of:=IF(AVERAGE([.B31:.Z3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32:.Z32])&gt;0.9; &quot;tak&quot;; &quot;&quot;)">
            <text:p/>
          </table:table-cell>
          <table:table-cell table:formula="of:=IF(AVERAGE([.B32:.Z3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33:.Z33])&gt;0.9; &quot;tak&quot;; &quot;&quot;)">
            <text:p/>
          </table:table-cell>
          <table:table-cell table:formula="of:=IF(AVERAGE([.B33:.Z33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34:.Z34])&gt;0.9; &quot;tak&quot;; &quot;&quot;)">
            <text:p/>
          </table:table-cell>
          <table:table-cell table:formula="of:=IF(AVERAGE([.B34:.Z3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35:.Z35])&gt;0.9; &quot;tak&quot;; &quot;&quot;)">
            <text:p/>
          </table:table-cell>
          <table:table-cell table:formula="of:=IF(AVERAGE([.B35:.Z3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36:.Z36])&gt;0.9; &quot;tak&quot;; &quot;&quot;)">
            <text:p/>
          </table:table-cell>
          <table:table-cell table:formula="of:=IF(AVERAGE([.B36:.Z3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37:.Z37])&gt;0.9; &quot;tak&quot;; &quot;&quot;)">
            <text:p/>
          </table:table-cell>
          <table:table-cell table:formula="of:=IF(AVERAGE([.B37:.Z3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38:.Z38])&gt;0.9; &quot;tak&quot;; &quot;&quot;)">
            <text:p/>
          </table:table-cell>
          <table:table-cell table:formula="of:=IF(AVERAGE([.B38:.Z3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IF(AVERAGE([.B39:.Z39])&gt;0.9; &quot;tak&quot;; &quot;&quot;)">
            <text:p/>
          </table:table-cell>
          <table:table-cell table:formula="of:=IF(AVERAGE([.B39:.Z3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40:.Z40])&gt;0.9; &quot;tak&quot;; &quot;&quot;)">
            <text:p/>
          </table:table-cell>
          <table:table-cell table:formula="of:=IF(AVERAGE([.B40:.Z4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41:.Z41])&gt;0.9; &quot;tak&quot;; &quot;&quot;)">
            <text:p/>
          </table:table-cell>
          <table:table-cell table:formula="of:=IF(AVERAGE([.B41:.Z4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42:.Z42])&gt;0.9; &quot;tak&quot;; &quot;&quot;)">
            <text:p/>
          </table:table-cell>
          <table:table-cell table:formula="of:=IF(AVERAGE([.B42:.Z4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VERAGE([.B43:.Z43])&gt;0.9; &quot;tak&quot;; &quot;&quot;)">
            <text:p/>
          </table:table-cell>
          <table:table-cell table:formula="of:=IF(AVERAGE([.B43:.Z43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44:.Z44])&gt;0.9; &quot;tak&quot;; &quot;&quot;)">
            <text:p/>
          </table:table-cell>
          <table:table-cell table:formula="of:=IF(AVERAGE([.B44:.Z4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45:.Z45])&gt;0.9; &quot;tak&quot;; &quot;&quot;)">
            <text:p/>
          </table:table-cell>
          <table:table-cell table:formula="of:=IF(AVERAGE([.B45:.Z4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46:.Z46])&gt;0.9; &quot;tak&quot;; &quot;&quot;)">
            <text:p/>
          </table:table-cell>
          <table:table-cell table:formula="of:=IF(AVERAGE([.B46:.Z4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47:.Z47])&gt;0.9; &quot;tak&quot;; &quot;&quot;)">
            <text:p/>
          </table:table-cell>
          <table:table-cell table:formula="of:=IF(AVERAGE([.B47:.Z4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48:.Z48])&gt;0.9; &quot;tak&quot;; &quot;&quot;)" office:value-type="string" office:string-value="tak" calcext:value-type="string">
            <text:p>tak</text:p>
          </table:table-cell>
          <table:table-cell table:formula="of:=IF(AVERAGE([.B48:.Z4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49:.Z49])&gt;0.9; &quot;tak&quot;; &quot;&quot;)">
            <text:p/>
          </table:table-cell>
          <table:table-cell table:formula="of:=IF(AVERAGE([.B49:.Z4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VERAGE([.B50:.Z50])&gt;0.9; &quot;tak&quot;; &quot;&quot;)">
            <text:p/>
          </table:table-cell>
          <table:table-cell table:formula="of:=IF(AVERAGE([.B50:.Z5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VERAGE([.B51:.Z51])&gt;0.9; &quot;tak&quot;; &quot;&quot;)">
            <text:p/>
          </table:table-cell>
          <table:table-cell table:formula="of:=IF(AVERAGE([.B51:.Z5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2:.Z52])&gt;0.9; &quot;tak&quot;; &quot;&quot;)">
            <text:p/>
          </table:table-cell>
          <table:table-cell table:formula="of:=IF(AVERAGE([.B52:.Z5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3:.Z53])&gt;0.9; &quot;tak&quot;; &quot;&quot;)">
            <text:p/>
          </table:table-cell>
          <table:table-cell table:formula="of:=IF(AVERAGE([.B53:.Z53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AVERAGE([.B54:.Z54])&gt;0.9; &quot;tak&quot;; &quot;&quot;)">
            <text:p/>
          </table:table-cell>
          <table:table-cell table:formula="of:=IF(AVERAGE([.B54:.Z5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VERAGE([.B55:.Z55])&gt;0.9; &quot;tak&quot;; &quot;&quot;)">
            <text:p/>
          </table:table-cell>
          <table:table-cell table:formula="of:=IF(AVERAGE([.B55:.Z5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6:.Z56])&gt;0.9; &quot;tak&quot;; &quot;&quot;)">
            <text:p/>
          </table:table-cell>
          <table:table-cell table:formula="of:=IF(AVERAGE([.B56:.Z5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57:.Z57])&gt;0.9; &quot;tak&quot;; &quot;&quot;)">
            <text:p/>
          </table:table-cell>
          <table:table-cell table:formula="of:=IF(AVERAGE([.B57:.Z5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8:.Z58])&gt;0.9; &quot;tak&quot;; &quot;&quot;)">
            <text:p/>
          </table:table-cell>
          <table:table-cell table:formula="of:=IF(AVERAGE([.B58:.Z5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59:.Z59])&gt;0.9; &quot;tak&quot;; &quot;&quot;)">
            <text:p/>
          </table:table-cell>
          <table:table-cell table:formula="of:=IF(AVERAGE([.B59:.Z5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AVERAGE([.B60:.Z60])&gt;0.9; &quot;tak&quot;; &quot;&quot;)">
            <text:p/>
          </table:table-cell>
          <table:table-cell table:formula="of:=IF(AVERAGE([.B60:.Z60])&lt;0.3; &quot;tak&quot;; &quot;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61:.Z61])&gt;0.9; &quot;tak&quot;; &quot;&quot;)">
            <text:p/>
          </table:table-cell>
          <table:table-cell table:formula="of:=IF(AVERAGE([.B61:.Z6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62:.Z62])&gt;0.9; &quot;tak&quot;; &quot;&quot;)">
            <text:p/>
          </table:table-cell>
          <table:table-cell table:formula="of:=IF(AVERAGE([.B62:.Z6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63:.Z63])&gt;0.9; &quot;tak&quot;; &quot;&quot;)">
            <text:p/>
          </table:table-cell>
          <table:table-cell table:formula="of:=IF(AVERAGE([.B63:.Z63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64:.Z64])&gt;0.9; &quot;tak&quot;; &quot;&quot;)">
            <text:p/>
          </table:table-cell>
          <table:table-cell table:formula="of:=IF(AVERAGE([.B64:.Z6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65:.Z65])&gt;0.9; &quot;tak&quot;; &quot;&quot;)">
            <text:p/>
          </table:table-cell>
          <table:table-cell table:formula="of:=IF(AVERAGE([.B65:.Z6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66:.Z66])&gt;0.9; &quot;tak&quot;; &quot;&quot;)">
            <text:p/>
          </table:table-cell>
          <table:table-cell table:formula="of:=IF(AVERAGE([.B66:.Z6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VERAGE([.B67:.Z67])&gt;0.9; &quot;tak&quot;; &quot;&quot;)">
            <text:p/>
          </table:table-cell>
          <table:table-cell table:formula="of:=IF(AVERAGE([.B67:.Z6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AVERAGE([.B68:.Z68])&gt;0.9; &quot;tak&quot;; &quot;&quot;)">
            <text:p/>
          </table:table-cell>
          <table:table-cell table:formula="of:=IF(AVERAGE([.B68:.Z6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69:.Z69])&gt;0.9; &quot;tak&quot;; &quot;&quot;)">
            <text:p/>
          </table:table-cell>
          <table:table-cell table:formula="of:=IF(AVERAGE([.B69:.Z6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70:.Z70])&gt;0.9; &quot;tak&quot;; &quot;&quot;)">
            <text:p/>
          </table:table-cell>
          <table:table-cell table:formula="of:=IF(AVERAGE([.B70:.Z7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VERAGE([.B71:.Z71])&gt;0.9; &quot;tak&quot;; &quot;&quot;)">
            <text:p/>
          </table:table-cell>
          <table:table-cell table:formula="of:=IF(AVERAGE([.B71:.Z71])&lt;0.3; &quot;tak&quot;; &quot;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72:.Z72])&gt;0.9; &quot;tak&quot;; &quot;&quot;)">
            <text:p/>
          </table:table-cell>
          <table:table-cell table:formula="of:=IF(AVERAGE([.B72:.Z7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73:.Z73])&gt;0.9; &quot;tak&quot;; &quot;&quot;)">
            <text:p/>
          </table:table-cell>
          <table:table-cell table:formula="of:=IF(AVERAGE([.B73:.Z73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74:.Z74])&gt;0.9; &quot;tak&quot;; &quot;&quot;)">
            <text:p/>
          </table:table-cell>
          <table:table-cell table:formula="of:=IF(AVERAGE([.B74:.Z7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75:.Z75])&gt;0.9; &quot;tak&quot;; &quot;&quot;)">
            <text:p/>
          </table:table-cell>
          <table:table-cell table:formula="of:=IF(AVERAGE([.B75:.Z7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76:.Z76])&gt;0.9; &quot;tak&quot;; &quot;&quot;)">
            <text:p/>
          </table:table-cell>
          <table:table-cell table:formula="of:=IF(AVERAGE([.B76:.Z7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77:.Z77])&gt;0.9; &quot;tak&quot;; &quot;&quot;)">
            <text:p/>
          </table:table-cell>
          <table:table-cell table:formula="of:=IF(AVERAGE([.B77:.Z7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78:.Z78])&gt;0.9; &quot;tak&quot;; &quot;&quot;)">
            <text:p/>
          </table:table-cell>
          <table:table-cell table:formula="of:=IF(AVERAGE([.B78:.Z7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79:.Z79])&gt;0.9; &quot;tak&quot;; &quot;&quot;)">
            <text:p/>
          </table:table-cell>
          <table:table-cell table:formula="of:=IF(AVERAGE([.B79:.Z7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80:.Z80])&gt;0.9; &quot;tak&quot;; &quot;&quot;)">
            <text:p/>
          </table:table-cell>
          <table:table-cell table:formula="of:=IF(AVERAGE([.B80:.Z8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81:.Z81])&gt;0.9; &quot;tak&quot;; &quot;&quot;)">
            <text:p/>
          </table:table-cell>
          <table:table-cell table:formula="of:=IF(AVERAGE([.B81:.Z8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82:.Z82])&gt;0.9; &quot;tak&quot;; &quot;&quot;)">
            <text:p/>
          </table:table-cell>
          <table:table-cell table:formula="of:=IF(AVERAGE([.B82:.Z8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83:.Z83])&gt;0.9; &quot;tak&quot;; &quot;&quot;)">
            <text:p/>
          </table:table-cell>
          <table:table-cell table:formula="of:=IF(AVERAGE([.B83:.Z83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84:.Z84])&gt;0.9; &quot;tak&quot;; &quot;&quot;)">
            <text:p/>
          </table:table-cell>
          <table:table-cell table:formula="of:=IF(AVERAGE([.B84:.Z8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85:.Z85])&gt;0.9; &quot;tak&quot;; &quot;&quot;)">
            <text:p/>
          </table:table-cell>
          <table:table-cell table:formula="of:=IF(AVERAGE([.B85:.Z8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86:.Z86])&gt;0.9; &quot;tak&quot;; &quot;&quot;)">
            <text:p/>
          </table:table-cell>
          <table:table-cell table:formula="of:=IF(AVERAGE([.B86:.Z8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VERAGE([.B87:.Z87])&gt;0.9; &quot;tak&quot;; &quot;&quot;)">
            <text:p/>
          </table:table-cell>
          <table:table-cell table:formula="of:=IF(AVERAGE([.B87:.Z8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88:.Z88])&gt;0.9; &quot;tak&quot;; &quot;&quot;)">
            <text:p/>
          </table:table-cell>
          <table:table-cell table:formula="of:=IF(AVERAGE([.B88:.Z8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89:.Z89])&gt;0.9; &quot;tak&quot;; &quot;&quot;)">
            <text:p/>
          </table:table-cell>
          <table:table-cell table:formula="of:=IF(AVERAGE([.B89:.Z8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90:.Z90])&gt;0.9; &quot;tak&quot;; &quot;&quot;)">
            <text:p/>
          </table:table-cell>
          <table:table-cell table:formula="of:=IF(AVERAGE([.B90:.Z9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91:.Z91])&gt;0.9; &quot;tak&quot;; &quot;&quot;)">
            <text:p/>
          </table:table-cell>
          <table:table-cell table:formula="of:=IF(AVERAGE([.B91:.Z9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AVERAGE([.B92:.Z92])&gt;0.9; &quot;tak&quot;; &quot;&quot;)">
            <text:p/>
          </table:table-cell>
          <table:table-cell table:formula="of:=IF(AVERAGE([.B92:.Z9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93:.Z93])&gt;0.9; &quot;tak&quot;; &quot;&quot;)">
            <text:p/>
          </table:table-cell>
          <table:table-cell table:formula="of:=IF(AVERAGE([.B93:.Z93])&lt;0.3; &quot;tak&quot;; &quot;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94:.Z94])&gt;0.9; &quot;tak&quot;; &quot;&quot;)">
            <text:p/>
          </table:table-cell>
          <table:table-cell table:formula="of:=IF(AVERAGE([.B94:.Z9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95:.Z95])&gt;0.9; &quot;tak&quot;; &quot;&quot;)">
            <text:p/>
          </table:table-cell>
          <table:table-cell table:formula="of:=IF(AVERAGE([.B95:.Z9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96:.Z96])&gt;0.9; &quot;tak&quot;; &quot;&quot;)">
            <text:p/>
          </table:table-cell>
          <table:table-cell table:formula="of:=IF(AVERAGE([.B96:.Z9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VERAGE([.B97:.Z97])&gt;0.9; &quot;tak&quot;; &quot;&quot;)">
            <text:p/>
          </table:table-cell>
          <table:table-cell table:formula="of:=IF(AVERAGE([.B97:.Z9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98:.Z98])&gt;0.9; &quot;tak&quot;; &quot;&quot;)">
            <text:p/>
          </table:table-cell>
          <table:table-cell table:formula="of:=IF(AVERAGE([.B98:.Z9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99:.Z99])&gt;0.9; &quot;tak&quot;; &quot;&quot;)">
            <text:p/>
          </table:table-cell>
          <table:table-cell table:formula="of:=IF(AVERAGE([.B99:.Z9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00:.Z100])&gt;0.9; &quot;tak&quot;; &quot;&quot;)">
            <text:p/>
          </table:table-cell>
          <table:table-cell table:formula="of:=IF(AVERAGE([.B100:.Z10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01:.Z101])&gt;0.9; &quot;tak&quot;; &quot;&quot;)">
            <text:p/>
          </table:table-cell>
          <table:table-cell table:formula="of:=IF(AVERAGE([.B101:.Z10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02:.Z102])&gt;0.9; &quot;tak&quot;; &quot;&quot;)">
            <text:p/>
          </table:table-cell>
          <table:table-cell table:formula="of:=IF(AVERAGE([.B102:.Z10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03:.Z103])&gt;0.9; &quot;tak&quot;; &quot;&quot;)">
            <text:p/>
          </table:table-cell>
          <table:table-cell table:formula="of:=IF(AVERAGE([.B103:.Z103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104:.Z104])&gt;0.9; &quot;tak&quot;; &quot;&quot;)">
            <text:p/>
          </table:table-cell>
          <table:table-cell table:formula="of:=IF(AVERAGE([.B104:.Z10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05:.Z105])&gt;0.9; &quot;tak&quot;; &quot;&quot;)">
            <text:p/>
          </table:table-cell>
          <table:table-cell table:formula="of:=IF(AVERAGE([.B105:.Z10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AVERAGE([.B106:.Z106])&gt;0.9; &quot;tak&quot;; &quot;&quot;)">
            <text:p/>
          </table:table-cell>
          <table:table-cell table:formula="of:=IF(AVERAGE([.B106:.Z10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AVERAGE([.B107:.Z107])&gt;0.9; &quot;tak&quot;; &quot;&quot;)">
            <text:p/>
          </table:table-cell>
          <table:table-cell table:formula="of:=IF(AVERAGE([.B107:.Z10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08:.Z108])&gt;0.9; &quot;tak&quot;; &quot;&quot;)">
            <text:p/>
          </table:table-cell>
          <table:table-cell table:formula="of:=IF(AVERAGE([.B108:.Z10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109:.Z109])&gt;0.9; &quot;tak&quot;; &quot;&quot;)">
            <text:p/>
          </table:table-cell>
          <table:table-cell table:formula="of:=IF(AVERAGE([.B109:.Z10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10:.Z110])&gt;0.9; &quot;tak&quot;; &quot;&quot;)">
            <text:p/>
          </table:table-cell>
          <table:table-cell table:formula="of:=IF(AVERAGE([.B110:.Z11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11:.Z111])&gt;0.9; &quot;tak&quot;; &quot;&quot;)">
            <text:p/>
          </table:table-cell>
          <table:table-cell table:formula="of:=IF(AVERAGE([.B111:.Z11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AVERAGE([.B112:.Z112])&gt;0.9; &quot;tak&quot;; &quot;&quot;)">
            <text:p/>
          </table:table-cell>
          <table:table-cell table:formula="of:=IF(AVERAGE([.B112:.Z11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13:.Z113])&gt;0.9; &quot;tak&quot;; &quot;&quot;)">
            <text:p/>
          </table:table-cell>
          <table:table-cell table:formula="of:=IF(AVERAGE([.B113:.Z113])&lt;0.3; &quot;tak&quot;; &quot;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14:.Z114])&gt;0.9; &quot;tak&quot;; &quot;&quot;)">
            <text:p/>
          </table:table-cell>
          <table:table-cell table:formula="of:=IF(AVERAGE([.B114:.Z114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15:.Z115])&gt;0.9; &quot;tak&quot;; &quot;&quot;)">
            <text:p/>
          </table:table-cell>
          <table:table-cell table:formula="of:=IF(AVERAGE([.B115:.Z11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AVERAGE([.B116:.Z116])&gt;0.9; &quot;tak&quot;; &quot;&quot;)">
            <text:p/>
          </table:table-cell>
          <table:table-cell table:formula="of:=IF(AVERAGE([.B116:.Z11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AVERAGE([.B117:.Z117])&gt;0.9; &quot;tak&quot;; &quot;&quot;)">
            <text:p/>
          </table:table-cell>
          <table:table-cell table:formula="of:=IF(AVERAGE([.B117:.Z11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118:.Z118])&gt;0.9; &quot;tak&quot;; &quot;&quot;)">
            <text:p/>
          </table:table-cell>
          <table:table-cell table:formula="of:=IF(AVERAGE([.B118:.Z118])&lt;0.3; &quot;tak&quot;; &quot;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19:.Z119])&gt;0.9; &quot;tak&quot;; &quot;&quot;)">
            <text:p/>
          </table:table-cell>
          <table:table-cell table:formula="of:=IF(AVERAGE([.B119:.Z119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20:.Z120])&gt;0.9; &quot;tak&quot;; &quot;&quot;)">
            <text:p/>
          </table:table-cell>
          <table:table-cell table:formula="of:=IF(AVERAGE([.B120:.Z120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21:.Z121])&gt;0.9; &quot;tak&quot;; &quot;&quot;)">
            <text:p/>
          </table:table-cell>
          <table:table-cell table:formula="of:=IF(AVERAGE([.B121:.Z121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22:.Z122])&gt;0.9; &quot;tak&quot;; &quot;&quot;)">
            <text:p/>
          </table:table-cell>
          <table:table-cell table:formula="of:=IF(AVERAGE([.B122:.Z122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23:.Z123])&gt;0.9; &quot;tak&quot;; &quot;&quot;)">
            <text:p/>
          </table:table-cell>
          <table:table-cell table:formula="of:=IF(AVERAGE([.B123:.Z123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VERAGE([.B124:.Z124])&gt;0.9; &quot;tak&quot;; &quot;&quot;)">
            <text:p/>
          </table:table-cell>
          <table:table-cell table:formula="of:=IF(AVERAGE([.B124:.Z124])&lt;0.3; &quot;tak&quot;; &quot;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25:.Z125])&gt;0.9; &quot;tak&quot;; &quot;&quot;)">
            <text:p/>
          </table:table-cell>
          <table:table-cell table:formula="of:=IF(AVERAGE([.B125:.Z125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26:.Z126])&gt;0.9; &quot;tak&quot;; &quot;&quot;)">
            <text:p/>
          </table:table-cell>
          <table:table-cell table:formula="of:=IF(AVERAGE([.B126:.Z126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AVERAGE([.B127:.Z127])&gt;0.9; &quot;tak&quot;; &quot;&quot;)">
            <text:p/>
          </table:table-cell>
          <table:table-cell table:formula="of:=IF(AVERAGE([.B127:.Z127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VERAGE([.B128:.Z128])&gt;0.9; &quot;tak&quot;; &quot;&quot;)">
            <text:p/>
          </table:table-cell>
          <table:table-cell table:formula="of:=IF(AVERAGE([.B128:.Z128])&lt;0.3; &quot;tak&quot;; &quot;&quot;)">
            <text:p/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VERAGE([.B129:.Z129])&gt;0.9; &quot;tak&quot;; &quot;&quot;)">
            <text:p/>
          </table:table-cell>
          <table:table-cell table:formula="of:=IF(AVERAGE([.B129:.Z129])&lt;0.3; &quot;tak&quot;; &quot;&quot;)">
            <text:p/>
          </table:table-cell>
          <table:table-cell table:number-columns-repeated="4"/>
        </table:table-row>
      </table:table>
      <table:table table:name="ZadanieD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6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 zadanie</text:p>
          </table:table-cell>
          <table:table-cell office:value-type="string" calcext:value-type="string">
            <text:p>15 zadanie</text:p>
          </table:table-cell>
          <table:table-cell office:value-type="string" calcext:value-type="string">
            <text:p>25 zadanie</text:p>
          </table:table-cell>
          <table:table-cell/>
        </table:table-row>
        <table:table-row table:style-name="ro1" table:visibility="filter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2]=1; [.A2]; &quot;&quot;)">
            <text:p/>
          </table:table-cell>
          <table:table-cell table:formula="of:=IF([.P2]=1; [.A2]; &quot;&quot;)">
            <text:p/>
          </table:table-cell>
          <table:table-cell table:formula="of:=IF([.Z2]=1; [.A2]; &quot;&quot;)">
            <text:p/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3]=1; [.A3]; &quot;&quot;)" office:value-type="float" office:value="2" calcext:value-type="float">
            <text:p>2</text:p>
          </table:table-cell>
          <table:table-cell table:formula="of:=IF([.P3]=1; [.A3]; &quot;&quot;)" office:value-type="float" office:value="2" calcext:value-type="float">
            <text:p>2</text:p>
          </table:table-cell>
          <table:table-cell table:formula="of:=IF([.Z3]=1; [.A3]; &quot;&quot;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4]=1; [.A4]; &quot;&quot;)">
            <text:p/>
          </table:table-cell>
          <table:table-cell table:formula="of:=IF([.P4]=1; [.A4]; &quot;&quot;)" office:value-type="float" office:value="3" calcext:value-type="float">
            <text:p>3</text:p>
          </table:table-cell>
          <table:table-cell table:formula="of:=IF([.Z4]=1; [.A4]; &quot;&quot;)">
            <text:p/>
          </table:table-cell>
          <table:table-cell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5]=1; [.A5]; &quot;&quot;)">
            <text:p/>
          </table:table-cell>
          <table:table-cell table:formula="of:=IF([.P5]=1; [.A5]; &quot;&quot;)">
            <text:p/>
          </table:table-cell>
          <table:table-cell table:formula="of:=IF([.Z5]=1; [.A5]; &quot;&quot;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6]=1; [.A6]; &quot;&quot;)">
            <text:p/>
          </table:table-cell>
          <table:table-cell table:formula="of:=IF([.P6]=1; [.A6]; &quot;&quot;)" office:value-type="float" office:value="5" calcext:value-type="float">
            <text:p>5</text:p>
          </table:table-cell>
          <table:table-cell table:formula="of:=IF([.Z6]=1; [.A6]; &quot;&quot;)">
            <text:p/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7]=1; [.A7]; &quot;&quot;)">
            <text:p/>
          </table:table-cell>
          <table:table-cell table:formula="of:=IF([.P7]=1; [.A7]; &quot;&quot;)">
            <text:p/>
          </table:table-cell>
          <table:table-cell table:formula="of:=IF([.Z7]=1; [.A7]; &quot;&quot;)">
            <text:p/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8]=1; [.A8]; &quot;&quot;)">
            <text:p/>
          </table:table-cell>
          <table:table-cell table:formula="of:=IF([.P8]=1; [.A8]; &quot;&quot;)" office:value-type="float" office:value="7" calcext:value-type="float">
            <text:p>7</text:p>
          </table:table-cell>
          <table:table-cell table:formula="of:=IF([.Z8]=1; [.A8]; &quot;&quot;)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9]=1; [.A9]; &quot;&quot;)">
            <text:p/>
          </table:table-cell>
          <table:table-cell table:formula="of:=IF([.P9]=1; [.A9]; &quot;&quot;)">
            <text:p/>
          </table:table-cell>
          <table:table-cell table:formula="of:=IF([.Z9]=1; [.A9]; &quot;&quot;)">
            <text:p/>
          </table:table-cell>
          <table:table-cell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0]=1; [.A10]; &quot;&quot;)" office:value-type="float" office:value="9" calcext:value-type="float">
            <text:p>9</text:p>
          </table:table-cell>
          <table:table-cell table:formula="of:=IF([.P10]=1; [.A10]; &quot;&quot;)">
            <text:p/>
          </table:table-cell>
          <table:table-cell table:formula="of:=IF([.Z10]=1; [.A10]; &quot;&quot;)">
            <text:p/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11]=1; [.A11]; &quot;&quot;)">
            <text:p/>
          </table:table-cell>
          <table:table-cell table:formula="of:=IF([.P11]=1; [.A11]; &quot;&quot;)">
            <text:p/>
          </table:table-cell>
          <table:table-cell table:formula="of:=IF([.Z11]=1; [.A11]; &quot;&quot;)">
            <text:p/>
          </table:table-cell>
          <table:table-cell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IF([.F12]=1; [.A12]; &quot;&quot;)">
            <text:p/>
          </table:table-cell>
          <table:table-cell table:formula="of:=IF([.P12]=1; [.A12]; &quot;&quot;)">
            <text:p/>
          </table:table-cell>
          <table:table-cell table:formula="of:=IF([.Z12]=1; [.A12]; &quot;&quot;)" office:value-type="float" office:value="11" calcext:value-type="float">
            <text:p>11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3]=1; [.A13]; &quot;&quot;)">
            <text:p/>
          </table:table-cell>
          <table:table-cell table:formula="of:=IF([.P13]=1; [.A13]; &quot;&quot;)">
            <text:p/>
          </table:table-cell>
          <table:table-cell table:formula="of:=IF([.Z13]=1; [.A13]; &quot;&quot;)"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14]=1; [.A14]; &quot;&quot;)" office:value-type="float" office:value="13" calcext:value-type="float">
            <text:p>13</text:p>
          </table:table-cell>
          <table:table-cell table:formula="of:=IF([.P14]=1; [.A14]; &quot;&quot;)">
            <text:p/>
          </table:table-cell>
          <table:table-cell table:formula="of:=IF([.Z14]=1; [.A14]; &quot;&quot;)">
            <text:p/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F15]=1; [.A15]; &quot;&quot;)" office:value-type="float" office:value="14" calcext:value-type="float">
            <text:p>14</text:p>
          </table:table-cell>
          <table:table-cell table:formula="of:=IF([.P15]=1; [.A15]; &quot;&quot;)">
            <text:p/>
          </table:table-cell>
          <table:table-cell table:formula="of:=IF([.Z15]=1; [.A15]; &quot;&quot;)">
            <text:p/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6]=1; [.A16]; &quot;&quot;)">
            <text:p/>
          </table:table-cell>
          <table:table-cell table:formula="of:=IF([.P16]=1; [.A16]; &quot;&quot;)">
            <text:p/>
          </table:table-cell>
          <table:table-cell table:formula="of:=IF([.Z16]=1; [.A16]; &quot;&quot;)">
            <text:p/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7]=1; [.A17]; &quot;&quot;)">
            <text:p/>
          </table:table-cell>
          <table:table-cell table:formula="of:=IF([.P17]=1; [.A17]; &quot;&quot;)">
            <text:p/>
          </table:table-cell>
          <table:table-cell table:formula="of:=IF([.Z17]=1; [.A17]; &quot;&quot;)">
            <text:p/>
          </table:table-cell>
          <table:table-cell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8]=1; [.A18]; &quot;&quot;)">
            <text:p/>
          </table:table-cell>
          <table:table-cell table:formula="of:=IF([.P18]=1; [.A18]; &quot;&quot;)">
            <text:p/>
          </table:table-cell>
          <table:table-cell table:formula="of:=IF([.Z18]=1; [.A18]; &quot;&quot;)">
            <text:p/>
          </table:table-cell>
          <table:table-cell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9]=1; [.A19]; &quot;&quot;)">
            <text:p/>
          </table:table-cell>
          <table:table-cell table:formula="of:=IF([.P19]=1; [.A19]; &quot;&quot;)" office:value-type="float" office:value="18" calcext:value-type="float">
            <text:p>18</text:p>
          </table:table-cell>
          <table:table-cell table:formula="of:=IF([.Z19]=1; [.A19]; &quot;&quot;)" office:value-type="float" office:value="18" calcext:value-type="float">
            <text:p>18</text:p>
          </table:table-cell>
          <table:table-cell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20]=1; [.A20]; &quot;&quot;)" office:value-type="float" office:value="19" calcext:value-type="float">
            <text:p>19</text:p>
          </table:table-cell>
          <table:table-cell table:formula="of:=IF([.P20]=1; [.A20]; &quot;&quot;)" office:value-type="float" office:value="19" calcext:value-type="float">
            <text:p>19</text:p>
          </table:table-cell>
          <table:table-cell table:formula="of:=IF([.Z20]=1; [.A20]; &quot;&quot;)">
            <text:p/>
          </table:table-cell>
          <table:table-cell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21]=1; [.A21]; &quot;&quot;)" office:value-type="float" office:value="20" calcext:value-type="float">
            <text:p>20</text:p>
          </table:table-cell>
          <table:table-cell table:formula="of:=IF([.P21]=1; [.A21]; &quot;&quot;)" office:value-type="float" office:value="20" calcext:value-type="float">
            <text:p>20</text:p>
          </table:table-cell>
          <table:table-cell table:formula="of:=IF([.Z21]=1; [.A21]; &quot;&quot;)">
            <text:p/>
          </table:table-cell>
          <table:table-cell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22]=1; [.A22]; &quot;&quot;)">
            <text:p/>
          </table:table-cell>
          <table:table-cell table:formula="of:=IF([.P22]=1; [.A22]; &quot;&quot;)">
            <text:p/>
          </table:table-cell>
          <table:table-cell table:formula="of:=IF([.Z22]=1; [.A22]; &quot;&quot;)">
            <text:p/>
          </table:table-cell>
          <table:table-cell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23]=1; [.A23]; &quot;&quot;)">
            <text:p/>
          </table:table-cell>
          <table:table-cell table:formula="of:=IF([.P23]=1; [.A23]; &quot;&quot;)" office:value-type="float" office:value="22" calcext:value-type="float">
            <text:p>22</text:p>
          </table:table-cell>
          <table:table-cell table:formula="of:=IF([.Z23]=1; [.A23]; &quot;&quot;)"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24]=1; [.A24]; &quot;&quot;)" office:value-type="float" office:value="23" calcext:value-type="float">
            <text:p>23</text:p>
          </table:table-cell>
          <table:table-cell table:formula="of:=IF([.P24]=1; [.A24]; &quot;&quot;)">
            <text:p/>
          </table:table-cell>
          <table:table-cell table:formula="of:=IF([.Z24]=1; [.A24]; &quot;&quot;)">
            <text:p/>
          </table:table-cell>
          <table:table-cell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25]=1; [.A25]; &quot;&quot;)" office:value-type="float" office:value="24" calcext:value-type="float">
            <text:p>24</text:p>
          </table:table-cell>
          <table:table-cell table:formula="of:=IF([.P25]=1; [.A25]; &quot;&quot;)">
            <text:p/>
          </table:table-cell>
          <table:table-cell table:formula="of:=IF([.Z25]=1; [.A25]; &quot;&quot;)">
            <text:p/>
          </table:table-cell>
          <table:table-cell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26]=1; [.A26]; &quot;&quot;)" office:value-type="float" office:value="25" calcext:value-type="float">
            <text:p>25</text:p>
          </table:table-cell>
          <table:table-cell table:formula="of:=IF([.P26]=1; [.A26]; &quot;&quot;)">
            <text:p/>
          </table:table-cell>
          <table:table-cell table:formula="of:=IF([.Z26]=1; [.A26]; &quot;&quot;)">
            <text:p/>
          </table:table-cell>
          <table:table-cell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27]=1; [.A27]; &quot;&quot;)">
            <text:p/>
          </table:table-cell>
          <table:table-cell table:formula="of:=IF([.P27]=1; [.A27]; &quot;&quot;)">
            <text:p/>
          </table:table-cell>
          <table:table-cell table:formula="of:=IF([.Z27]=1; [.A27]; &quot;&quot;)">
            <text:p/>
          </table:table-cell>
          <table:table-cell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[.F28]=1; [.A28]; &quot;&quot;)">
            <text:p/>
          </table:table-cell>
          <table:table-cell table:formula="of:=IF([.P28]=1; [.A28]; &quot;&quot;)">
            <text:p/>
          </table:table-cell>
          <table:table-cell table:formula="of:=IF([.Z28]=1; [.A28]; &quot;&quot;)" office:value-type="float" office:value="27" calcext:value-type="float">
            <text:p>27</text:p>
          </table:table-cell>
          <table:table-cell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F29]=1; [.A29]; &quot;&quot;)">
            <text:p/>
          </table:table-cell>
          <table:table-cell table:formula="of:=IF([.P29]=1; [.A29]; &quot;&quot;)">
            <text:p/>
          </table:table-cell>
          <table:table-cell table:formula="of:=IF([.Z29]=1; [.A29]; &quot;&quot;)"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30]=1; [.A30]; &quot;&quot;)" office:value-type="float" office:value="29" calcext:value-type="float">
            <text:p>29</text:p>
          </table:table-cell>
          <table:table-cell table:formula="of:=IF([.P30]=1; [.A30]; &quot;&quot;)">
            <text:p/>
          </table:table-cell>
          <table:table-cell table:formula="of:=IF([.Z30]=1; [.A30]; &quot;&quot;)"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31]=1; [.A31]; &quot;&quot;)">
            <text:p/>
          </table:table-cell>
          <table:table-cell table:formula="of:=IF([.P31]=1; [.A31]; &quot;&quot;)">
            <text:p/>
          </table:table-cell>
          <table:table-cell table:formula="of:=IF([.Z31]=1; [.A31]; &quot;&quot;)"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32]=1; [.A32]; &quot;&quot;)">
            <text:p/>
          </table:table-cell>
          <table:table-cell table:formula="of:=IF([.P32]=1; [.A32]; &quot;&quot;)">
            <text:p/>
          </table:table-cell>
          <table:table-cell table:formula="of:=IF([.Z32]=1; [.A32]; &quot;&quot;)">
            <text:p/>
          </table:table-cell>
          <table:table-cell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33]=1; [.A33]; &quot;&quot;)">
            <text:p/>
          </table:table-cell>
          <table:table-cell table:formula="of:=IF([.P33]=1; [.A33]; &quot;&quot;)">
            <text:p/>
          </table:table-cell>
          <table:table-cell table:formula="of:=IF([.Z33]=1; [.A33]; &quot;&quot;)">
            <text:p/>
          </table:table-cell>
          <table:table-cell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34]=1; [.A34]; &quot;&quot;)" office:value-type="float" office:value="33" calcext:value-type="float">
            <text:p>33</text:p>
          </table:table-cell>
          <table:table-cell table:formula="of:=IF([.P34]=1; [.A34]; &quot;&quot;)" office:value-type="float" office:value="33" calcext:value-type="float">
            <text:p>33</text:p>
          </table:table-cell>
          <table:table-cell table:formula="of:=IF([.Z34]=1; [.A34]; &quot;&quot;)">
            <text:p/>
          </table:table-cell>
          <table:table-cell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35]=1; [.A35]; &quot;&quot;)">
            <text:p/>
          </table:table-cell>
          <table:table-cell table:formula="of:=IF([.P35]=1; [.A35]; &quot;&quot;)">
            <text:p/>
          </table:table-cell>
          <table:table-cell table:formula="of:=IF([.Z35]=1; [.A35]; &quot;&quot;)"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36]=1; [.A36]; &quot;&quot;)">
            <text:p/>
          </table:table-cell>
          <table:table-cell table:formula="of:=IF([.P36]=1; [.A36]; &quot;&quot;)">
            <text:p/>
          </table:table-cell>
          <table:table-cell table:formula="of:=IF([.Z36]=1; [.A36]; &quot;&quot;)" office:value-type="float" office:value="35" calcext:value-type="float">
            <text:p>35</text:p>
          </table:table-cell>
          <table:table-cell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IF([.F37]=1; [.A37]; &quot;&quot;)" office:value-type="float" office:value="36" calcext:value-type="float">
            <text:p>36</text:p>
          </table:table-cell>
          <table:table-cell table:formula="of:=IF([.P37]=1; [.A37]; &quot;&quot;)">
            <text:p/>
          </table:table-cell>
          <table:table-cell table:formula="of:=IF([.Z37]=1; [.A37]; &quot;&quot;)"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38]=1; [.A38]; &quot;&quot;)" office:value-type="float" office:value="37" calcext:value-type="float">
            <text:p>37</text:p>
          </table:table-cell>
          <table:table-cell table:formula="of:=IF([.P38]=1; [.A38]; &quot;&quot;)" office:value-type="float" office:value="37" calcext:value-type="float">
            <text:p>37</text:p>
          </table:table-cell>
          <table:table-cell table:formula="of:=IF([.Z38]=1; [.A38]; &quot;&quot;)">
            <text:p/>
          </table:table-cell>
          <table:table-cell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39]=1; [.A39]; &quot;&quot;)" office:value-type="float" office:value="38" calcext:value-type="float">
            <text:p>38</text:p>
          </table:table-cell>
          <table:table-cell table:formula="of:=IF([.P39]=1; [.A39]; &quot;&quot;)">
            <text:p/>
          </table:table-cell>
          <table:table-cell table:formula="of:=IF([.Z39]=1; [.A39]; &quot;&quot;)" office:value-type="float" office:value="38" calcext:value-type="float">
            <text:p>38</text:p>
          </table:table-cell>
          <table:table-cell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40]=1; [.A40]; &quot;&quot;)" office:value-type="float" office:value="39" calcext:value-type="float">
            <text:p>39</text:p>
          </table:table-cell>
          <table:table-cell table:formula="of:=IF([.P40]=1; [.A40]; &quot;&quot;)" office:value-type="float" office:value="39" calcext:value-type="float">
            <text:p>39</text:p>
          </table:table-cell>
          <table:table-cell table:formula="of:=IF([.Z40]=1; [.A40]; &quot;&quot;)">
            <text:p/>
          </table:table-cell>
          <table:table-cell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[.F41]=1; [.A41]; &quot;&quot;)">
            <text:p/>
          </table:table-cell>
          <table:table-cell table:formula="of:=IF([.P41]=1; [.A41]; &quot;&quot;)" office:value-type="float" office:value="40" calcext:value-type="float">
            <text:p>40</text:p>
          </table:table-cell>
          <table:table-cell table:formula="of:=IF([.Z41]=1; [.A41]; &quot;&quot;)"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42]=1; [.A42]; &quot;&quot;)" office:value-type="float" office:value="41" calcext:value-type="float">
            <text:p>41</text:p>
          </table:table-cell>
          <table:table-cell table:formula="of:=IF([.P42]=1; [.A42]; &quot;&quot;)">
            <text:p/>
          </table:table-cell>
          <table:table-cell table:formula="of:=IF([.Z42]=1; [.A42]; &quot;&quot;)">
            <text:p/>
          </table:table-cell>
          <table:table-cell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43]=1; [.A43]; &quot;&quot;)">
            <text:p/>
          </table:table-cell>
          <table:table-cell table:formula="of:=IF([.P43]=1; [.A43]; &quot;&quot;)">
            <text:p/>
          </table:table-cell>
          <table:table-cell table:formula="of:=IF([.Z43]=1; [.A43]; &quot;&quot;)">
            <text:p/>
          </table:table-cell>
          <table:table-cell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44]=1; [.A44]; &quot;&quot;)" office:value-type="float" office:value="43" calcext:value-type="float">
            <text:p>43</text:p>
          </table:table-cell>
          <table:table-cell table:formula="of:=IF([.P44]=1; [.A44]; &quot;&quot;)">
            <text:p/>
          </table:table-cell>
          <table:table-cell table:formula="of:=IF([.Z44]=1; [.A44]; &quot;&quot;)">
            <text:p/>
          </table:table-cell>
          <table:table-cell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45]=1; [.A45]; &quot;&quot;)">
            <text:p/>
          </table:table-cell>
          <table:table-cell table:formula="of:=IF([.P45]=1; [.A45]; &quot;&quot;)">
            <text:p/>
          </table:table-cell>
          <table:table-cell table:formula="of:=IF([.Z45]=1; [.A45]; &quot;&quot;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46]=1; [.A46]; &quot;&quot;)" office:value-type="float" office:value="45" calcext:value-type="float">
            <text:p>45</text:p>
          </table:table-cell>
          <table:table-cell table:formula="of:=IF([.P46]=1; [.A46]; &quot;&quot;)" office:value-type="float" office:value="45" calcext:value-type="float">
            <text:p>45</text:p>
          </table:table-cell>
          <table:table-cell table:formula="of:=IF([.Z46]=1; [.A46]; &quot;&quot;)"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47]=1; [.A47]; &quot;&quot;)" office:value-type="float" office:value="46" calcext:value-type="float">
            <text:p>46</text:p>
          </table:table-cell>
          <table:table-cell table:formula="of:=IF([.P47]=1; [.A47]; &quot;&quot;)">
            <text:p/>
          </table:table-cell>
          <table:table-cell table:formula="of:=IF([.Z47]=1; [.A47]; &quot;&quot;)"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F48]=1; [.A48]; &quot;&quot;)">
            <text:p/>
          </table:table-cell>
          <table:table-cell table:formula="of:=IF([.P48]=1; [.A48]; &quot;&quot;)">
            <text:p/>
          </table:table-cell>
          <table:table-cell table:formula="of:=IF([.Z48]=1; [.A48]; &quot;&quot;)">
            <text:p/>
          </table:table-cell>
          <table:table-cell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F49]=1; [.A49]; &quot;&quot;)" office:value-type="float" office:value="48" calcext:value-type="float">
            <text:p>48</text:p>
          </table:table-cell>
          <table:table-cell table:formula="of:=IF([.P49]=1; [.A49]; &quot;&quot;)">
            <text:p/>
          </table:table-cell>
          <table:table-cell table:formula="of:=IF([.Z49]=1; [.A49]; &quot;&quot;)">
            <text:p/>
          </table:table-cell>
          <table:table-cell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50]=1; [.A50]; &quot;&quot;)" office:value-type="float" office:value="49" calcext:value-type="float">
            <text:p>49</text:p>
          </table:table-cell>
          <table:table-cell table:formula="of:=IF([.P50]=1; [.A50]; &quot;&quot;)">
            <text:p/>
          </table:table-cell>
          <table:table-cell table:formula="of:=IF([.Z50]=1; [.A50]; &quot;&quot;)">
            <text:p/>
          </table:table-cell>
          <table:table-cell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51]=1; [.A51]; &quot;&quot;)" office:value-type="float" office:value="50" calcext:value-type="float">
            <text:p>50</text:p>
          </table:table-cell>
          <table:table-cell table:formula="of:=IF([.P51]=1; [.A51]; &quot;&quot;)">
            <text:p/>
          </table:table-cell>
          <table:table-cell table:formula="of:=IF([.Z51]=1; [.A51]; &quot;&quot;)">
            <text:p/>
          </table:table-cell>
          <table:table-cell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IF([.F52]=1; [.A52]; &quot;&quot;)">
            <text:p/>
          </table:table-cell>
          <table:table-cell table:formula="of:=IF([.P52]=1; [.A52]; &quot;&quot;)">
            <text:p/>
          </table:table-cell>
          <table:table-cell table:formula="of:=IF([.Z52]=1; [.A52]; &quot;&quot;)" office:value-type="float" office:value="51" calcext:value-type="float">
            <text:p>51</text:p>
          </table:table-cell>
          <table:table-cell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F53]=1; [.A53]; &quot;&quot;)">
            <text:p/>
          </table:table-cell>
          <table:table-cell table:formula="of:=IF([.P53]=1; [.A53]; &quot;&quot;)">
            <text:p/>
          </table:table-cell>
          <table:table-cell table:formula="of:=IF([.Z53]=1; [.A53]; &quot;&quot;)">
            <text:p/>
          </table:table-cell>
          <table:table-cell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54]=1; [.A54]; &quot;&quot;)" office:value-type="float" office:value="53" calcext:value-type="float">
            <text:p>53</text:p>
          </table:table-cell>
          <table:table-cell table:formula="of:=IF([.P54]=1; [.A54]; &quot;&quot;)" office:value-type="float" office:value="53" calcext:value-type="float">
            <text:p>53</text:p>
          </table:table-cell>
          <table:table-cell table:formula="of:=IF([.Z54]=1; [.A54]; &quot;&quot;)">
            <text:p/>
          </table:table-cell>
          <table:table-cell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55]=1; [.A55]; &quot;&quot;)">
            <text:p/>
          </table:table-cell>
          <table:table-cell table:formula="of:=IF([.P55]=1; [.A55]; &quot;&quot;)">
            <text:p/>
          </table:table-cell>
          <table:table-cell table:formula="of:=IF([.Z55]=1; [.A55]; &quot;&quot;)" office:value-type="float" office:value="54" calcext:value-type="float">
            <text:p>54</text:p>
          </table:table-cell>
          <table:table-cell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56]=1; [.A56]; &quot;&quot;)" office:value-type="float" office:value="55" calcext:value-type="float">
            <text:p>55</text:p>
          </table:table-cell>
          <table:table-cell table:formula="of:=IF([.P56]=1; [.A56]; &quot;&quot;)" office:value-type="float" office:value="55" calcext:value-type="float">
            <text:p>55</text:p>
          </table:table-cell>
          <table:table-cell table:formula="of:=IF([.Z56]=1; [.A56]; &quot;&quot;)">
            <text:p/>
          </table:table-cell>
          <table:table-cell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57]=1; [.A57]; &quot;&quot;)">
            <text:p/>
          </table:table-cell>
          <table:table-cell table:formula="of:=IF([.P57]=1; [.A57]; &quot;&quot;)">
            <text:p/>
          </table:table-cell>
          <table:table-cell table:formula="of:=IF([.Z57]=1; [.A57]; &quot;&quot;)">
            <text:p/>
          </table:table-cell>
          <table:table-cell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F58]=1; [.A58]; &quot;&quot;)">
            <text:p/>
          </table:table-cell>
          <table:table-cell table:formula="of:=IF([.P58]=1; [.A58]; &quot;&quot;)">
            <text:p/>
          </table:table-cell>
          <table:table-cell table:formula="of:=IF([.Z58]=1; [.A58]; &quot;&quot;)">
            <text:p/>
          </table:table-cell>
          <table:table-cell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59]=1; [.A59]; &quot;&quot;)">
            <text:p/>
          </table:table-cell>
          <table:table-cell table:formula="of:=IF([.P59]=1; [.A59]; &quot;&quot;)">
            <text:p/>
          </table:table-cell>
          <table:table-cell table:formula="of:=IF([.Z59]=1; [.A59]; &quot;&quot;)">
            <text:p/>
          </table:table-cell>
          <table:table-cell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60]=1; [.A60]; &quot;&quot;)" office:value-type="float" office:value="59" calcext:value-type="float">
            <text:p>59</text:p>
          </table:table-cell>
          <table:table-cell table:formula="of:=IF([.P60]=1; [.A60]; &quot;&quot;)">
            <text:p/>
          </table:table-cell>
          <table:table-cell table:formula="of:=IF([.Z60]=1; [.A60]; &quot;&quot;)">
            <text:p/>
          </table:table-cell>
          <table:table-cell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F61]=1; [.A61]; &quot;&quot;)">
            <text:p/>
          </table:table-cell>
          <table:table-cell table:formula="of:=IF([.P61]=1; [.A61]; &quot;&quot;)">
            <text:p/>
          </table:table-cell>
          <table:table-cell table:formula="of:=IF([.Z61]=1; [.A61]; &quot;&quot;)"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62]=1; [.A62]; &quot;&quot;)" office:value-type="float" office:value="61" calcext:value-type="float">
            <text:p>61</text:p>
          </table:table-cell>
          <table:table-cell table:formula="of:=IF([.P62]=1; [.A62]; &quot;&quot;)">
            <text:p/>
          </table:table-cell>
          <table:table-cell table:formula="of:=IF([.Z62]=1; [.A62]; &quot;&quot;)">
            <text:p/>
          </table:table-cell>
          <table:table-cell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63]=1; [.A63]; &quot;&quot;)">
            <text:p/>
          </table:table-cell>
          <table:table-cell table:formula="of:=IF([.P63]=1; [.A63]; &quot;&quot;)">
            <text:p/>
          </table:table-cell>
          <table:table-cell table:formula="of:=IF([.Z63]=1; [.A63]; &quot;&quot;)"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F64]=1; [.A64]; &quot;&quot;)">
            <text:p/>
          </table:table-cell>
          <table:table-cell table:formula="of:=IF([.P64]=1; [.A64]; &quot;&quot;)" office:value-type="float" office:value="63" calcext:value-type="float">
            <text:p>63</text:p>
          </table:table-cell>
          <table:table-cell table:formula="of:=IF([.Z64]=1; [.A64]; &quot;&quot;)"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[.F65]=1; [.A65]; &quot;&quot;)">
            <text:p/>
          </table:table-cell>
          <table:table-cell table:formula="of:=IF([.P65]=1; [.A65]; &quot;&quot;)" office:value-type="float" office:value="64" calcext:value-type="float">
            <text:p>64</text:p>
          </table:table-cell>
          <table:table-cell table:formula="of:=IF([.Z65]=1; [.A65]; &quot;&quot;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[.F66]=1; [.A66]; &quot;&quot;)" office:value-type="float" office:value="65" calcext:value-type="float">
            <text:p>65</text:p>
          </table:table-cell>
          <table:table-cell table:formula="of:=IF([.P66]=1; [.A66]; &quot;&quot;)" office:value-type="float" office:value="65" calcext:value-type="float">
            <text:p>65</text:p>
          </table:table-cell>
          <table:table-cell table:formula="of:=IF([.Z66]=1; [.A66]; &quot;&quot;)" office:value-type="float" office:value="65" calcext:value-type="float">
            <text:p>65</text:p>
          </table:table-cell>
          <table:table-cell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67]=1; [.A67]; &quot;&quot;)" office:value-type="float" office:value="66" calcext:value-type="float">
            <text:p>66</text:p>
          </table:table-cell>
          <table:table-cell table:formula="of:=IF([.P67]=1; [.A67]; &quot;&quot;)">
            <text:p/>
          </table:table-cell>
          <table:table-cell table:formula="of:=IF([.Z67]=1; [.A67]; &quot;&quot;)"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68]=1; [.A68]; &quot;&quot;)" office:value-type="float" office:value="67" calcext:value-type="float">
            <text:p>67</text:p>
          </table:table-cell>
          <table:table-cell table:formula="of:=IF([.P68]=1; [.A68]; &quot;&quot;)" office:value-type="float" office:value="67" calcext:value-type="float">
            <text:p>67</text:p>
          </table:table-cell>
          <table:table-cell table:formula="of:=IF([.Z68]=1; [.A68]; &quot;&quot;)">
            <text:p/>
          </table:table-cell>
          <table:table-cell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F69]=1; [.A69]; &quot;&quot;)">
            <text:p/>
          </table:table-cell>
          <table:table-cell table:formula="of:=IF([.P69]=1; [.A69]; &quot;&quot;)">
            <text:p/>
          </table:table-cell>
          <table:table-cell table:formula="of:=IF([.Z69]=1; [.A69]; &quot;&quot;)">
            <text:p/>
          </table:table-cell>
          <table:table-cell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70]=1; [.A70]; &quot;&quot;)" office:value-type="float" office:value="69" calcext:value-type="float">
            <text:p>69</text:p>
          </table:table-cell>
          <table:table-cell table:formula="of:=IF([.P70]=1; [.A70]; &quot;&quot;)" office:value-type="float" office:value="69" calcext:value-type="float">
            <text:p>69</text:p>
          </table:table-cell>
          <table:table-cell table:formula="of:=IF([.Z70]=1; [.A70]; &quot;&quot;)">
            <text:p/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71]=1; [.A71]; &quot;&quot;)" office:value-type="float" office:value="70" calcext:value-type="float">
            <text:p>70</text:p>
          </table:table-cell>
          <table:table-cell table:formula="of:=IF([.P71]=1; [.A71]; &quot;&quot;)" office:value-type="float" office:value="70" calcext:value-type="float">
            <text:p>70</text:p>
          </table:table-cell>
          <table:table-cell table:formula="of:=IF([.Z71]=1; [.A71]; &quot;&quot;)"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72]=1; [.A72]; &quot;&quot;)">
            <text:p/>
          </table:table-cell>
          <table:table-cell table:formula="of:=IF([.P72]=1; [.A72]; &quot;&quot;)">
            <text:p/>
          </table:table-cell>
          <table:table-cell table:formula="of:=IF([.Z72]=1; [.A72]; &quot;&quot;)">
            <text:p/>
          </table:table-cell>
          <table:table-cell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73]=1; [.A73]; &quot;&quot;)">
            <text:p/>
          </table:table-cell>
          <table:table-cell table:formula="of:=IF([.P73]=1; [.A73]; &quot;&quot;)">
            <text:p/>
          </table:table-cell>
          <table:table-cell table:formula="of:=IF([.Z73]=1; [.A73]; &quot;&quot;)" office:value-type="float" office:value="72" calcext:value-type="float">
            <text:p>72</text:p>
          </table:table-cell>
          <table:table-cell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74]=1; [.A74]; &quot;&quot;)">
            <text:p/>
          </table:table-cell>
          <table:table-cell table:formula="of:=IF([.P74]=1; [.A74]; &quot;&quot;)">
            <text:p/>
          </table:table-cell>
          <table:table-cell table:formula="of:=IF([.Z74]=1; [.A74]; &quot;&quot;)">
            <text:p/>
          </table:table-cell>
          <table:table-cell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75]=1; [.A75]; &quot;&quot;)">
            <text:p/>
          </table:table-cell>
          <table:table-cell table:formula="of:=IF([.P75]=1; [.A75]; &quot;&quot;)">
            <text:p/>
          </table:table-cell>
          <table:table-cell table:formula="of:=IF([.Z75]=1; [.A75]; &quot;&quot;)"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76]=1; [.A76]; &quot;&quot;)" office:value-type="float" office:value="75" calcext:value-type="float">
            <text:p>75</text:p>
          </table:table-cell>
          <table:table-cell table:formula="of:=IF([.P76]=1; [.A76]; &quot;&quot;)">
            <text:p/>
          </table:table-cell>
          <table:table-cell table:formula="of:=IF([.Z76]=1; [.A76]; &quot;&quot;)"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77]=1; [.A77]; &quot;&quot;)" office:value-type="float" office:value="76" calcext:value-type="float">
            <text:p>76</text:p>
          </table:table-cell>
          <table:table-cell table:formula="of:=IF([.P77]=1; [.A77]; &quot;&quot;)">
            <text:p/>
          </table:table-cell>
          <table:table-cell table:formula="of:=IF([.Z77]=1; [.A77]; &quot;&quot;)">
            <text:p/>
          </table:table-cell>
          <table:table-cell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78]=1; [.A78]; &quot;&quot;)" office:value-type="float" office:value="77" calcext:value-type="float">
            <text:p>77</text:p>
          </table:table-cell>
          <table:table-cell table:formula="of:=IF([.P78]=1; [.A78]; &quot;&quot;)" office:value-type="float" office:value="77" calcext:value-type="float">
            <text:p>77</text:p>
          </table:table-cell>
          <table:table-cell table:formula="of:=IF([.Z78]=1; [.A78]; &quot;&quot;)">
            <text:p/>
          </table:table-cell>
          <table:table-cell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F79]=1; [.A79]; &quot;&quot;)">
            <text:p/>
          </table:table-cell>
          <table:table-cell table:formula="of:=IF([.P79]=1; [.A79]; &quot;&quot;)">
            <text:p/>
          </table:table-cell>
          <table:table-cell table:formula="of:=IF([.Z79]=1; [.A79]; &quot;&quot;)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F80]=1; [.A80]; &quot;&quot;)" office:value-type="float" office:value="79" calcext:value-type="float">
            <text:p>79</text:p>
          </table:table-cell>
          <table:table-cell table:formula="of:=IF([.P80]=1; [.A80]; &quot;&quot;)" office:value-type="float" office:value="79" calcext:value-type="float">
            <text:p>79</text:p>
          </table:table-cell>
          <table:table-cell table:formula="of:=IF([.Z80]=1; [.A80]; &quot;&quot;)"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81]=1; [.A81]; &quot;&quot;)">
            <text:p/>
          </table:table-cell>
          <table:table-cell table:formula="of:=IF([.P81]=1; [.A81]; &quot;&quot;)">
            <text:p/>
          </table:table-cell>
          <table:table-cell table:formula="of:=IF([.Z81]=1; [.A81]; &quot;&quot;)">
            <text:p/>
          </table:table-cell>
          <table:table-cell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82]=1; [.A82]; &quot;&quot;)">
            <text:p/>
          </table:table-cell>
          <table:table-cell table:formula="of:=IF([.P82]=1; [.A82]; &quot;&quot;)">
            <text:p/>
          </table:table-cell>
          <table:table-cell table:formula="of:=IF([.Z82]=1; [.A82]; &quot;&quot;)">
            <text:p/>
          </table:table-cell>
          <table:table-cell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83]=1; [.A83]; &quot;&quot;)" office:value-type="float" office:value="82" calcext:value-type="float">
            <text:p>82</text:p>
          </table:table-cell>
          <table:table-cell table:formula="of:=IF([.P83]=1; [.A83]; &quot;&quot;)" office:value-type="float" office:value="82" calcext:value-type="float">
            <text:p>82</text:p>
          </table:table-cell>
          <table:table-cell table:formula="of:=IF([.Z83]=1; [.A83]; &quot;&quot;)">
            <text:p/>
          </table:table-cell>
          <table:table-cell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F84]=1; [.A84]; &quot;&quot;)" office:value-type="float" office:value="83" calcext:value-type="float">
            <text:p>83</text:p>
          </table:table-cell>
          <table:table-cell table:formula="of:=IF([.P84]=1; [.A84]; &quot;&quot;)">
            <text:p/>
          </table:table-cell>
          <table:table-cell table:formula="of:=IF([.Z84]=1; [.A84]; &quot;&quot;)" office:value-type="float" office:value="83" calcext:value-type="float">
            <text:p>83</text:p>
          </table:table-cell>
          <table:table-cell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F85]=1; [.A85]; &quot;&quot;)" office:value-type="float" office:value="84" calcext:value-type="float">
            <text:p>84</text:p>
          </table:table-cell>
          <table:table-cell table:formula="of:=IF([.P85]=1; [.A85]; &quot;&quot;)">
            <text:p/>
          </table:table-cell>
          <table:table-cell table:formula="of:=IF([.Z85]=1; [.A85]; &quot;&quot;)">
            <text:p/>
          </table:table-cell>
          <table:table-cell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86]=1; [.A86]; &quot;&quot;)">
            <text:p/>
          </table:table-cell>
          <table:table-cell table:formula="of:=IF([.P86]=1; [.A86]; &quot;&quot;)">
            <text:p/>
          </table:table-cell>
          <table:table-cell table:formula="of:=IF([.Z86]=1; [.A86]; &quot;&quot;)" office:value-type="float" office:value="85" calcext:value-type="float">
            <text:p>85</text:p>
          </table:table-cell>
          <table:table-cell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87]=1; [.A87]; &quot;&quot;)" office:value-type="float" office:value="86" calcext:value-type="float">
            <text:p>86</text:p>
          </table:table-cell>
          <table:table-cell table:formula="of:=IF([.P87]=1; [.A87]; &quot;&quot;)">
            <text:p/>
          </table:table-cell>
          <table:table-cell table:formula="of:=IF([.Z87]=1; [.A87]; &quot;&quot;)">
            <text:p/>
          </table:table-cell>
          <table:table-cell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88]=1; [.A88]; &quot;&quot;)">
            <text:p/>
          </table:table-cell>
          <table:table-cell table:formula="of:=IF([.P88]=1; [.A88]; &quot;&quot;)" office:value-type="float" office:value="87" calcext:value-type="float">
            <text:p>87</text:p>
          </table:table-cell>
          <table:table-cell table:formula="of:=IF([.Z88]=1; [.A88]; &quot;&quot;)">
            <text:p/>
          </table:table-cell>
          <table:table-cell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89]=1; [.A89]; &quot;&quot;)">
            <text:p/>
          </table:table-cell>
          <table:table-cell table:formula="of:=IF([.P89]=1; [.A89]; &quot;&quot;)">
            <text:p/>
          </table:table-cell>
          <table:table-cell table:formula="of:=IF([.Z89]=1; [.A89]; &quot;&quot;)">
            <text:p/>
          </table:table-cell>
          <table:table-cell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F90]=1; [.A90]; &quot;&quot;)">
            <text:p/>
          </table:table-cell>
          <table:table-cell table:formula="of:=IF([.P90]=1; [.A90]; &quot;&quot;)" office:value-type="float" office:value="89" calcext:value-type="float">
            <text:p>89</text:p>
          </table:table-cell>
          <table:table-cell table:formula="of:=IF([.Z90]=1; [.A90]; &quot;&quot;)">
            <text:p/>
          </table:table-cell>
          <table:table-cell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91]=1; [.A91]; &quot;&quot;)">
            <text:p/>
          </table:table-cell>
          <table:table-cell table:formula="of:=IF([.P91]=1; [.A91]; &quot;&quot;)">
            <text:p/>
          </table:table-cell>
          <table:table-cell table:formula="of:=IF([.Z91]=1; [.A91]; &quot;&quot;)">
            <text:p/>
          </table:table-cell>
          <table:table-cell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92]=1; [.A92]; &quot;&quot;)">
            <text:p/>
          </table:table-cell>
          <table:table-cell table:formula="of:=IF([.P92]=1; [.A92]; &quot;&quot;)" office:value-type="float" office:value="91" calcext:value-type="float">
            <text:p>91</text:p>
          </table:table-cell>
          <table:table-cell table:formula="of:=IF([.Z92]=1; [.A92]; &quot;&quot;)"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93]=1; [.A93]; &quot;&quot;)">
            <text:p/>
          </table:table-cell>
          <table:table-cell table:formula="of:=IF([.P93]=1; [.A93]; &quot;&quot;)">
            <text:p/>
          </table:table-cell>
          <table:table-cell table:formula="of:=IF([.Z93]=1; [.A93]; &quot;&quot;)" office:value-type="float" office:value="92" calcext:value-type="float">
            <text:p>92</text:p>
          </table:table-cell>
          <table:table-cell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94]=1; [.A94]; &quot;&quot;)">
            <text:p/>
          </table:table-cell>
          <table:table-cell table:formula="of:=IF([.P94]=1; [.A94]; &quot;&quot;)">
            <text:p/>
          </table:table-cell>
          <table:table-cell table:formula="of:=IF([.Z94]=1; [.A94]; &quot;&quot;)"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F95]=1; [.A95]; &quot;&quot;)">
            <text:p/>
          </table:table-cell>
          <table:table-cell table:formula="of:=IF([.P95]=1; [.A95]; &quot;&quot;)">
            <text:p/>
          </table:table-cell>
          <table:table-cell table:formula="of:=IF([.Z95]=1; [.A95]; &quot;&quot;)">
            <text:p/>
          </table:table-cell>
          <table:table-cell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96]=1; [.A96]; &quot;&quot;)">
            <text:p/>
          </table:table-cell>
          <table:table-cell table:formula="of:=IF([.P96]=1; [.A96]; &quot;&quot;)">
            <text:p/>
          </table:table-cell>
          <table:table-cell table:formula="of:=IF([.Z96]=1; [.A96]; &quot;&quot;)">
            <text:p/>
          </table:table-cell>
          <table:table-cell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97]=1; [.A97]; &quot;&quot;)" office:value-type="float" office:value="96" calcext:value-type="float">
            <text:p>96</text:p>
          </table:table-cell>
          <table:table-cell table:formula="of:=IF([.P97]=1; [.A97]; &quot;&quot;)">
            <text:p/>
          </table:table-cell>
          <table:table-cell table:formula="of:=IF([.Z97]=1; [.A97]; &quot;&quot;)"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98]=1; [.A98]; &quot;&quot;)">
            <text:p/>
          </table:table-cell>
          <table:table-cell table:formula="of:=IF([.P98]=1; [.A98]; &quot;&quot;)" office:value-type="float" office:value="97" calcext:value-type="float">
            <text:p>97</text:p>
          </table:table-cell>
          <table:table-cell table:formula="of:=IF([.Z98]=1; [.A98]; &quot;&quot;)">
            <text:p/>
          </table:table-cell>
          <table:table-cell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99]=1; [.A99]; &quot;&quot;)">
            <text:p/>
          </table:table-cell>
          <table:table-cell table:formula="of:=IF([.P99]=1; [.A99]; &quot;&quot;)">
            <text:p/>
          </table:table-cell>
          <table:table-cell table:formula="of:=IF([.Z99]=1; [.A99]; &quot;&quot;)" office:value-type="float" office:value="98" calcext:value-type="float">
            <text:p>98</text:p>
          </table:table-cell>
          <table:table-cell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00]=1; [.A100]; &quot;&quot;)">
            <text:p/>
          </table:table-cell>
          <table:table-cell table:formula="of:=IF([.P100]=1; [.A100]; &quot;&quot;)" office:value-type="float" office:value="99" calcext:value-type="float">
            <text:p>99</text:p>
          </table:table-cell>
          <table:table-cell table:formula="of:=IF([.Z100]=1; [.A100]; &quot;&quot;)">
            <text:p/>
          </table:table-cell>
          <table:table-cell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01]=1; [.A101]; &quot;&quot;)">
            <text:p/>
          </table:table-cell>
          <table:table-cell table:formula="of:=IF([.P101]=1; [.A101]; &quot;&quot;)">
            <text:p/>
          </table:table-cell>
          <table:table-cell table:formula="of:=IF([.Z101]=1; [.A101]; &quot;&quot;)">
            <text:p/>
          </table:table-cell>
          <table:table-cell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102]=1; [.A102]; &quot;&quot;)">
            <text:p/>
          </table:table-cell>
          <table:table-cell table:formula="of:=IF([.P102]=1; [.A102]; &quot;&quot;)">
            <text:p/>
          </table:table-cell>
          <table:table-cell table:formula="of:=IF([.Z102]=1; [.A102]; &quot;&quot;)">
            <text:p/>
          </table:table-cell>
          <table:table-cell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103]=1; [.A103]; &quot;&quot;)" office:value-type="float" office:value="102" calcext:value-type="float">
            <text:p>102</text:p>
          </table:table-cell>
          <table:table-cell table:formula="of:=IF([.P103]=1; [.A103]; &quot;&quot;)" office:value-type="float" office:value="102" calcext:value-type="float">
            <text:p>102</text:p>
          </table:table-cell>
          <table:table-cell table:formula="of:=IF([.Z103]=1; [.A103]; &quot;&quot;)">
            <text:p/>
          </table:table-cell>
          <table:table-cell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F104]=1; [.A104]; &quot;&quot;)" office:value-type="float" office:value="103" calcext:value-type="float">
            <text:p>103</text:p>
          </table:table-cell>
          <table:table-cell table:formula="of:=IF([.P104]=1; [.A104]; &quot;&quot;)">
            <text:p/>
          </table:table-cell>
          <table:table-cell table:formula="of:=IF([.Z104]=1; [.A104]; &quot;&quot;)"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F105]=1; [.A105]; &quot;&quot;)" office:value-type="float" office:value="104" calcext:value-type="float">
            <text:p>104</text:p>
          </table:table-cell>
          <table:table-cell table:formula="of:=IF([.P105]=1; [.A105]; &quot;&quot;)">
            <text:p/>
          </table:table-cell>
          <table:table-cell table:formula="of:=IF([.Z105]=1; [.A105]; &quot;&quot;)">
            <text:p/>
          </table:table-cell>
          <table:table-cell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06]=1; [.A106]; &quot;&quot;)">
            <text:p/>
          </table:table-cell>
          <table:table-cell table:formula="of:=IF([.P106]=1; [.A106]; &quot;&quot;)">
            <text:p/>
          </table:table-cell>
          <table:table-cell table:formula="of:=IF([.Z106]=1; [.A106]; &quot;&quot;)" office:value-type="float" office:value="105" calcext:value-type="float">
            <text:p>105</text:p>
          </table:table-cell>
          <table:table-cell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107]=1; [.A107]; &quot;&quot;)" office:value-type="float" office:value="106" calcext:value-type="float">
            <text:p>106</text:p>
          </table:table-cell>
          <table:table-cell table:formula="of:=IF([.P107]=1; [.A107]; &quot;&quot;)">
            <text:p/>
          </table:table-cell>
          <table:table-cell table:formula="of:=IF([.Z107]=1; [.A107]; &quot;&quot;)">
            <text:p/>
          </table:table-cell>
          <table:table-cell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08]=1; [.A108]; &quot;&quot;)">
            <text:p/>
          </table:table-cell>
          <table:table-cell table:formula="of:=IF([.P108]=1; [.A108]; &quot;&quot;)" office:value-type="float" office:value="107" calcext:value-type="float">
            <text:p>107</text:p>
          </table:table-cell>
          <table:table-cell table:formula="of:=IF([.Z108]=1; [.A108]; &quot;&quot;)">
            <text:p/>
          </table:table-cell>
          <table:table-cell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09]=1; [.A109]; &quot;&quot;)">
            <text:p/>
          </table:table-cell>
          <table:table-cell table:formula="of:=IF([.P109]=1; [.A109]; &quot;&quot;)">
            <text:p/>
          </table:table-cell>
          <table:table-cell table:formula="of:=IF([.Z109]=1; [.A109]; &quot;&quot;)">
            <text:p/>
          </table:table-cell>
          <table:table-cell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.F110]=1; [.A110]; &quot;&quot;)">
            <text:p/>
          </table:table-cell>
          <table:table-cell table:formula="of:=IF([.P110]=1; [.A110]; &quot;&quot;)" office:value-type="float" office:value="109" calcext:value-type="float">
            <text:p>109</text:p>
          </table:table-cell>
          <table:table-cell table:formula="of:=IF([.Z110]=1; [.A110]; &quot;&quot;)">
            <text:p/>
          </table:table-cell>
          <table:table-cell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111]=1; [.A111]; &quot;&quot;)">
            <text:p/>
          </table:table-cell>
          <table:table-cell table:formula="of:=IF([.P111]=1; [.A111]; &quot;&quot;)">
            <text:p/>
          </table:table-cell>
          <table:table-cell table:formula="of:=IF([.Z111]=1; [.A111]; &quot;&quot;)">
            <text:p/>
          </table:table-cell>
          <table:table-cell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12]=1; [.A112]; &quot;&quot;)">
            <text:p/>
          </table:table-cell>
          <table:table-cell table:formula="of:=IF([.P112]=1; [.A112]; &quot;&quot;)" office:value-type="float" office:value="111" calcext:value-type="float">
            <text:p>111</text:p>
          </table:table-cell>
          <table:table-cell table:formula="of:=IF([.Z112]=1; [.A112]; &quot;&quot;)" office:value-type="float" office:value="111" calcext:value-type="float">
            <text:p>111</text:p>
          </table:table-cell>
          <table:table-cell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13]=1; [.A113]; &quot;&quot;)">
            <text:p/>
          </table:table-cell>
          <table:table-cell table:formula="of:=IF([.P113]=1; [.A113]; &quot;&quot;)">
            <text:p/>
          </table:table-cell>
          <table:table-cell table:formula="of:=IF([.Z113]=1; [.A113]; &quot;&quot;)"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114]=1; [.A114]; &quot;&quot;)">
            <text:p/>
          </table:table-cell>
          <table:table-cell table:formula="of:=IF([.P114]=1; [.A114]; &quot;&quot;)">
            <text:p/>
          </table:table-cell>
          <table:table-cell table:formula="of:=IF([.Z114]=1; [.A114]; &quot;&quot;)"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[.F115]=1; [.A115]; &quot;&quot;)">
            <text:p/>
          </table:table-cell>
          <table:table-cell table:formula="of:=IF([.P115]=1; [.A115]; &quot;&quot;)">
            <text:p/>
          </table:table-cell>
          <table:table-cell table:formula="of:=IF([.Z115]=1; [.A115]; &quot;&quot;)">
            <text:p/>
          </table:table-cell>
          <table:table-cell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116]=1; [.A116]; &quot;&quot;)">
            <text:p/>
          </table:table-cell>
          <table:table-cell table:formula="of:=IF([.P116]=1; [.A116]; &quot;&quot;)">
            <text:p/>
          </table:table-cell>
          <table:table-cell table:formula="of:=IF([.Z116]=1; [.A116]; &quot;&quot;)">
            <text:p/>
          </table:table-cell>
          <table:table-cell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17]=1; [.A117]; &quot;&quot;)" office:value-type="float" office:value="116" calcext:value-type="float">
            <text:p>116</text:p>
          </table:table-cell>
          <table:table-cell table:formula="of:=IF([.P117]=1; [.A117]; &quot;&quot;)">
            <text:p/>
          </table:table-cell>
          <table:table-cell table:formula="of:=IF([.Z117]=1; [.A117]; &quot;&quot;)"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118]=1; [.A118]; &quot;&quot;)">
            <text:p/>
          </table:table-cell>
          <table:table-cell table:formula="of:=IF([.P118]=1; [.A118]; &quot;&quot;)" office:value-type="float" office:value="117" calcext:value-type="float">
            <text:p>117</text:p>
          </table:table-cell>
          <table:table-cell table:formula="of:=IF([.Z118]=1; [.A118]; &quot;&quot;)">
            <text:p/>
          </table:table-cell>
          <table:table-cell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19]=1; [.A119]; &quot;&quot;)">
            <text:p/>
          </table:table-cell>
          <table:table-cell table:formula="of:=IF([.P119]=1; [.A119]; &quot;&quot;)">
            <text:p/>
          </table:table-cell>
          <table:table-cell table:formula="of:=IF([.Z119]=1; [.A119]; &quot;&quot;)" office:value-type="float" office:value="118" calcext:value-type="float">
            <text:p>118</text:p>
          </table:table-cell>
          <table:table-cell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20]=1; [.A120]; &quot;&quot;)">
            <text:p/>
          </table:table-cell>
          <table:table-cell table:formula="of:=IF([.P120]=1; [.A120]; &quot;&quot;)" office:value-type="float" office:value="119" calcext:value-type="float">
            <text:p>119</text:p>
          </table:table-cell>
          <table:table-cell table:formula="of:=IF([.Z120]=1; [.A120]; &quot;&quot;)">
            <text:p/>
          </table:table-cell>
          <table:table-cell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21]=1; [.A121]; &quot;&quot;)">
            <text:p/>
          </table:table-cell>
          <table:table-cell table:formula="of:=IF([.P121]=1; [.A121]; &quot;&quot;)">
            <text:p/>
          </table:table-cell>
          <table:table-cell table:formula="of:=IF([.Z121]=1; [.A121]; &quot;&quot;)">
            <text:p/>
          </table:table-cell>
          <table:table-cell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F122]=1; [.A122]; &quot;&quot;)">
            <text:p/>
          </table:table-cell>
          <table:table-cell table:formula="of:=IF([.P122]=1; [.A122]; &quot;&quot;)">
            <text:p/>
          </table:table-cell>
          <table:table-cell table:formula="of:=IF([.Z122]=1; [.A122]; &quot;&quot;)">
            <text:p/>
          </table:table-cell>
          <table:table-cell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23]=1; [.A123]; &quot;&quot;)" office:value-type="float" office:value="122" calcext:value-type="float">
            <text:p>122</text:p>
          </table:table-cell>
          <table:table-cell table:formula="of:=IF([.P123]=1; [.A123]; &quot;&quot;)">
            <text:p/>
          </table:table-cell>
          <table:table-cell table:formula="of:=IF([.Z123]=1; [.A123]; &quot;&quot;)" office:value-type="float" office:value="122" calcext:value-type="float">
            <text:p>122</text:p>
          </table:table-cell>
          <table:table-cell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124]=1; [.A124]; &quot;&quot;)">
            <text:p/>
          </table:table-cell>
          <table:table-cell table:formula="of:=IF([.P124]=1; [.A124]; &quot;&quot;)" office:value-type="float" office:value="123" calcext:value-type="float">
            <text:p>123</text:p>
          </table:table-cell>
          <table:table-cell table:formula="of:=IF([.Z124]=1; [.A124]; &quot;&quot;)">
            <text:p/>
          </table:table-cell>
          <table:table-cell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F125]=1; [.A125]; &quot;&quot;)">
            <text:p/>
          </table:table-cell>
          <table:table-cell table:formula="of:=IF([.P125]=1; [.A125]; &quot;&quot;)">
            <text:p/>
          </table:table-cell>
          <table:table-cell table:formula="of:=IF([.Z125]=1; [.A125]; &quot;&quot;)" office:value-type="float" office:value="124" calcext:value-type="float">
            <text:p>124</text:p>
          </table:table-cell>
          <table:table-cell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F126]=1; [.A126]; &quot;&quot;)">
            <text:p/>
          </table:table-cell>
          <table:table-cell table:formula="of:=IF([.P126]=1; [.A126]; &quot;&quot;)" office:value-type="float" office:value="125" calcext:value-type="float">
            <text:p>125</text:p>
          </table:table-cell>
          <table:table-cell table:formula="of:=IF([.Z126]=1; [.A126]; &quot;&quot;)">
            <text:p/>
          </table:table-cell>
          <table:table-cell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F127]=1; [.A127]; &quot;&quot;)">
            <text:p/>
          </table:table-cell>
          <table:table-cell table:formula="of:=IF([.P127]=1; [.A127]; &quot;&quot;)">
            <text:p/>
          </table:table-cell>
          <table:table-cell table:formula="of:=IF([.Z127]=1; [.A127]; &quot;&quot;)">
            <text:p/>
          </table:table-cell>
          <table:table-cell/>
        </table:table-row>
        <table:table-row table:style-name="ro1">
          <table:table-cell table:number-columns-repeated="26"/>
          <table:table-cell table:style-name="Default" table:number-columns-repeated="3"/>
          <table:table-cell/>
        </table:table-row>
        <table:table-row table:style-name="ro1">
          <table:table-cell table:number-columns-repeated="26"/>
          <table:table-cell table:style-name="ce2" office:value-type="string" calcext:value-type="string" table:number-columns-spanned="2" table:number-rows-spanned="1">
            <text:p>Odpowiedz: 2, 45, 65, 70, 79</text:p>
          </table:table-cell>
          <table:covered-table-cell table:style-name="ce2"/>
          <table:table-cell table:style-name="Default"/>
          <table:table-cell/>
        </table:table-row>
      </table:table>
      <table:table table:name="ZadanieE" table:style-name="ta1">
        <table:shapes>
          <draw:frame draw:z-index="0" draw:style-name="gr1" draw:text-style-name="P1" svg:width="15.999cm" svg:height="8.999cm" svg:x="18.521cm" svg:y="6.001cm">
            <draw:object draw:notify-on-update-of-ranges="ZadanieE.AB6:ZadanieE.AB6 ZadanieE.AB7:ZadanieE.AB11 ZadanieE.AC6:ZadanieE.AC6 ZadanieE.AC7:ZadanieE.A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Nr_ucz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poka</text:p>
          </table:table-cell>
          <table:table-cell table:style-name="ce5" office:value-type="string" calcext:value-type="string">
            <text:p>Liczba poprawnych odpowiedz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rzehistoria</text:p>
          </table:table-cell>
          <table:table-cell table:formula="of:=COUNTIF([.B2:.F127]; 1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starożytność</text:p>
          </table:table-cell>
          <table:table-cell table:formula="of:=COUNTIF([.G2:.K127]; 1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średniowiecze</text:p>
          </table:table-cell>
          <table:table-cell table:formula="of:=COUNTIF([.L2:.P127]; 1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historia nowożytna</text:p>
          </table:table-cell>
          <table:table-cell table:formula="of:=COUNTIF([.Q2:.U127]; 1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historia najnowsza</text:p>
          </table:table-cell>
          <table:table-cell table:formula="of:=COUNTIF([.V2:.Z127]; 1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4" table:target-range-address="ZadanieD.AA1:ZadanieD.AC127" table:display-filter-buttons="true">
          <table:filter>
            <table:filter-and>
              <table:filter-condition table:value="102" table:operator="=" table:field-number="0">
                <table:filter-set-item table:value="102"/>
                <table:filter-set-item table:value="103"/>
                <table:filter-set-item table:value="104"/>
                <table:filter-set-item table:value="106"/>
                <table:filter-set-item table:value="116"/>
                <table:filter-set-item table:value="122"/>
                <table:filter-set-item table:value="13"/>
                <table:filter-set-item table:value="14"/>
                <table:filter-set-item table:value="19"/>
                <table:filter-set-item table:value="2"/>
                <table:filter-set-item table:value="20"/>
                <table:filter-set-item table:value="23"/>
                <table:filter-set-item table:value="24"/>
                <table:filter-set-item table:value="25"/>
                <table:filter-set-item table:value="29"/>
                <table:filter-set-item table:value="33"/>
                <table:filter-set-item table:value="36"/>
                <table:filter-set-item table:value="37"/>
                <table:filter-set-item table:value="38"/>
                <table:filter-set-item table:value="39"/>
                <table:filter-set-item table:value="41"/>
                <table:filter-set-item table:value="43"/>
                <table:filter-set-item table:value="45"/>
                <table:filter-set-item table:value="46"/>
                <table:filter-set-item table:value="48"/>
                <table:filter-set-item table:value="49"/>
                <table:filter-set-item table:value="50"/>
                <table:filter-set-item table:value="53"/>
                <table:filter-set-item table:value="55"/>
                <table:filter-set-item table:value="59"/>
                <table:filter-set-item table:value="61"/>
                <table:filter-set-item table:value="65"/>
                <table:filter-set-item table:value="66"/>
                <table:filter-set-item table:value="67"/>
                <table:filter-set-item table:value="69"/>
                <table:filter-set-item table:value="70"/>
                <table:filter-set-item table:value="75"/>
                <table:filter-set-item table:value="76"/>
                <table:filter-set-item table:value="77"/>
                <table:filter-set-item table:value="79"/>
                <table:filter-set-item table:value="82"/>
                <table:filter-set-item table:value="83"/>
                <table:filter-set-item table:value="84"/>
                <table:filter-set-item table:value="86"/>
                <table:filter-set-item table:value="9"/>
                <table:filter-set-item table:value="96"/>
              </table:filter-condition>
              <table:filter-condition table:value="102" table:operator="=" table:field-number="1">
                <table:filter-set-item table:value="102"/>
                <table:filter-set-item table:value="19"/>
                <table:filter-set-item table:value="2"/>
                <table:filter-set-item table:value="20"/>
                <table:filter-set-item table:value="33"/>
                <table:filter-set-item table:value="37"/>
                <table:filter-set-item table:value="39"/>
                <table:filter-set-item table:value="45"/>
                <table:filter-set-item table:value="53"/>
                <table:filter-set-item table:value="55"/>
                <table:filter-set-item table:value="65"/>
                <table:filter-set-item table:value="67"/>
                <table:filter-set-item table:value="69"/>
                <table:filter-set-item table:value="70"/>
                <table:filter-set-item table:value="77"/>
                <table:filter-set-item table:value="79"/>
                <table:filter-set-item table:value="82"/>
              </table:filter-condition>
              <table:filter-condition table:value="2" table:operator="=" table:field-number="2">
                <table:filter-set-item table:value="2"/>
                <table:filter-set-item table:value="45"/>
                <table:filter-set-item table:value="65"/>
                <table:filter-set-item table:value="70"/>
                <table:filter-set-item table:value="79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.00.0000</text:date>, <text:time style:data-style-name="N2" text:time-value="20:20:26.365965202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28T20:55:39.186000914</dc:date>
    <meta:editing-duration>PT37M16S</meta:editing-duration>
    <meta:editing-cycles>7</meta:editing-cycles>
    <meta:generator>LibreOffice/26.2.0.3$Linux_X86_64 LibreOffice_project/620$Build-3</meta:generator>
    <meta:document-statistic meta:table-count="6" meta:cell-count="206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3.116cm" svg:y="0.316cm" chart:style-name="ch2">
          <text:p>liczba poprawnych odpowiedzi dla róznych epok</text:p>
        </chart:title>
        <chart:plot-area chart:style-name="ch3" svg:x="1.331cm" svg:y="1.275cm" svg:width="14.349cm" svg:height="6.564cm">
          <chart:coordinate-region svg:x="2.156cm" svg:y="1.474cm" svg:width="13.524cm" svg:height="3.82cm"/>
          <chart:axis chart:dimension="x" chart:name="primary-x" chart:style-name="ch4" chartooo:axis-type="auto">
            <chartooo:date-scale/>
            <chart:title svg:x="7.998cm" svg:y="8.019cm" chart:style-name="ch2">
              <text:p><text:span text:style-name="T1">Epoka</text:span></text:p>
            </chart:title>
            <chart:categories table:cell-range-address="ZadanieE.AB7:ZadanieE.AB11"/>
          </chart:axis>
          <chart:axis chart:dimension="y" chart:name="primary-y" chart:style-name="ch5">
            <chart:title svg:x="0.451cm" svg:y="6.15cm" chart:style-name="ch6">
              <text:p><text:span text:style-name="T2">poprawne odpowiedzi</text:span></text:p>
            </chart:title>
            <chart:grid chart:style-name="ch7" chart:class="major"/>
          </chart:axis>
          <chart:series chart:style-name="ch8" chart:values-cell-range-address="ZadanieE.AC7:ZadanieE.AC11" chart:label-cell-address="ZadanieE.AC6:ZadanieE.AC6" chart:class="chart:bar"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poprawnych odpowiedzi</text:p>
                <draw:g>
                  <svg:desc>ZadanieE.AC6:ZadanieE.A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zehistoria</text:p>
                <draw:g>
                  <svg:desc>ZadanieE.AB7:ZadanieE.AB11</svg:desc>
                </draw:g>
              </table:table-cell>
              <table:table-cell office:value-type="float" office:value="278">
                <text:p>278</text:p>
                <draw:g>
                  <svg:desc>ZadanieE.AC7:ZadanieE.AC11</svg:desc>
                </draw:g>
              </table:table-cell>
            </table:table-row>
            <table:table-row>
              <table:table-cell office:value-type="string">
                <text:p>starożytność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średniowiecze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historia nowożytna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historia najnowsza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